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1.720119" calcext:value-type="float">
            <text:p>1.720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9.764862E-018" calcext:value-type="float">
            <text:p>9.764862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1.46181E-018" calcext:value-type="float">
            <text:p>1.46181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0.36" calcext:value-type="float">
            <text:p>0.36</text:p>
          </table:table-cell>
          <table:table-cell office:value-type="float" office:value="47952.7" calcext:value-type="float">
            <text:p>4795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7" calcext:value-type="float">
            <text:p>0.07</text:p>
          </table:table-cell>
          <table:table-cell office:value-type="float" office:value="75.005" calcext:value-type="float">
            <text:p>75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5" calcext:value-type="float">
            <text:p>0.05</text:p>
          </table:table-cell>
          <table:table-cell office:value-type="float" office:value="16.70597" calcext:value-type="float">
            <text:p>16.70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30.49655" calcext:value-type="float">
            <text:p>30.496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5.744385" calcext:value-type="float">
            <text:p>5.744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082085" calcext:value-type="float">
            <text:p>0.082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1127933" calcext:value-type="float">
            <text:p>1.127933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4.634146" calcext:value-type="float">
            <text:p>4.634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6.135135" calcext:value-type="float">
            <text:p>6.135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68" calcext:value-type="float">
            <text:p>0.68</text:p>
          </table:table-cell>
          <table:table-cell office:value-type="float" office:value="3.030941E-017" calcext:value-type="float">
            <text:p>3.030941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.71" calcext:value-type="float">
            <text:p>6.71</text:p>
          </table:table-cell>
          <table:table-cell office:value-type="float" office:value="1.135495E-019" calcext:value-type="float">
            <text:p>1.135495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.69" calcext:value-type="float">
            <text:p>3.69</text:p>
          </table:table-cell>
          <table:table-cell office:value-type="float" office:value="0.000000001309566" calcext:value-type="float">
            <text:p>1.30956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20192" calcext:value-type="float">
            <text:p>20192</text:p>
          </table:table-cell>
          <table:table-cell office:value-type="float" office:value="9996" calcext:value-type="float">
            <text:p>9996</text:p>
          </table:table-cell>
          <table:table-cell office:value-type="float" office:value="17" calcext:value-type="float">
            <text:p>17</text:p>
          </table:table-cell>
          <table:table-cell office:value-type="float" office:value="30.15" calcext:value-type="float">
            <text:p>30.15</text:p>
          </table:table-cell>
          <table:table-cell office:value-type="float" office:value="1687412" calcext:value-type="float">
            <text:p>1687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20200" calcext:value-type="float">
            <text:p>20200</text:p>
          </table:table-cell>
          <table:table-cell office:value-type="float" office:value="9996" calcext:value-type="float">
            <text:p>9996</text:p>
          </table:table-cell>
          <table:table-cell office:value-type="float" office:value="19" calcext:value-type="float">
            <text:p>19</text:p>
          </table:table-cell>
          <table:table-cell office:value-type="float" office:value="37.9" calcext:value-type="float">
            <text:p>37.9</text:p>
          </table:table-cell>
          <table:table-cell office:value-type="float" office:value="1818393" calcext:value-type="float">
            <text:p>1818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20200" calcext:value-type="float">
            <text:p>20200</text:p>
          </table:table-cell>
          <table:table-cell office:value-type="float" office:value="9996" calcext:value-type="float">
            <text:p>9996</text:p>
          </table:table-cell>
          <table:table-cell office:value-type="float" office:value="28" calcext:value-type="float">
            <text:p>28</text:p>
          </table:table-cell>
          <table:table-cell office:value-type="float" office:value="24.64" calcext:value-type="float">
            <text:p>24.64</text:p>
          </table:table-cell>
          <table:table-cell office:value-type="float" office:value="6498179" calcext:value-type="float">
            <text:p>6498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20192" calcext:value-type="float">
            <text:p>20192</text:p>
          </table:table-cell>
          <table:table-cell office:value-type="float" office:value="9996" calcext:value-type="float">
            <text:p>9996</text:p>
          </table:table-cell>
          <table:table-cell office:value-type="float" office:value="27" calcext:value-type="float">
            <text:p>27</text:p>
          </table:table-cell>
          <table:table-cell office:value-type="float" office:value="23.62" calcext:value-type="float">
            <text:p>23.62</text:p>
          </table:table-cell>
          <table:table-cell office:value-type="float" office:value="6237012" calcext:value-type="float">
            <text:p>6237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3873" calcext:value-type="float">
            <text:p>3873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9.74" calcext:value-type="float">
            <text:p>9.74</text:p>
          </table:table-cell>
          <table:table-cell office:value-type="float" office:value="554.0677" calcext:value-type="float">
            <text:p>554.06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3873" calcext:value-type="float">
            <text:p>3873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10.03" calcext:value-type="float">
            <text:p>10.03</text:p>
          </table:table-cell>
          <table:table-cell office:value-type="float" office:value="771.2624" calcext:value-type="float">
            <text:p>771.2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3873" calcext:value-type="float">
            <text:p>3873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3.01" calcext:value-type="float">
            <text:p>3.01</text:p>
          </table:table-cell>
          <table:table-cell office:value-type="float" office:value="993.3622" calcext:value-type="float">
            <text:p>993.3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3873" calcext:value-type="float">
            <text:p>3873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float" office:value="3.46" calcext:value-type="float">
            <text:p>3.46</text:p>
          </table:table-cell>
          <table:table-cell office:value-type="float" office:value="675.2377" calcext:value-type="float">
            <text:p>675.2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as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4.631926" calcext:value-type="float">
            <text:p>-4.631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as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-4.132819" calcext:value-type="float">
            <text:p>-4.132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 office:value-type="float" office:value="94680170" calcext:value-type="float">
            <text:p>94680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08214877" calcext:value-type="float">
            <text:p>0.0082148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0.13" calcext:value-type="float">
            <text:p>0.13</text:p>
          </table:table-cell>
          <table:table-cell office:value-type="float" office:value="259180.4" calcext:value-type="float">
            <text:p>25918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.97" calcext:value-type="float">
            <text:p>3.97</text:p>
          </table:table-cell>
          <table:table-cell office:value-type="float" office:value="0.0000000004549506" calcext:value-type="float">
            <text:p>4.549506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.47</text:p>
          </table:table-cell>
          <table:table-cell office:value-type="float" office:value="3983.818" calcext:value-type="float">
            <text:p>3983.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dvalue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0.000000000009294696" calcext:value-type="float">
            <text:p>9.294696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6.470951E-017" calcext:value-type="float">
            <text:p>6.470951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1773" calcext:value-type="float">
            <text:p>1773</text:p>
          </table:table-cell>
          <table:table-cell office:value-type="float" office:value="814" calcext:value-type="float">
            <text:p>814</text:p>
          </table:table-cell>
          <table:table-cell office:value-type="float" office:value="36" calcext:value-type="float">
            <text:p>36</text:p>
          </table:table-cell>
          <table:table-cell office:value-type="float" office:value="1.82" calcext:value-type="float">
            <text:p>1.82</text:p>
          </table:table-cell>
          <table:table-cell office:value-type="float" office:value="-4205696" calcext:value-type="float">
            <text:p>-4205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4.223971E-016" calcext:value-type="float">
            <text:p>4.223971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5.040928E-017" calcext:value-type="float">
            <text:p>5.040928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6" calcext:value-type="float">
            <text:p>0.06</text:p>
          </table:table-cell>
          <table:table-cell office:value-type="float" office:value="1.878222E-018" calcext:value-type="float">
            <text:p>1.878222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.45</text:p>
          </table:table-cell>
          <table:table-cell office:value-type="float" office:value="0.01500001" calcext:value-type="float">
            <text:p>0.0150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-24.5" calcext:value-type="float">
            <text:p>-2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2005" calcext:value-type="float">
            <text:p>2005</text:p>
          </table:table-cell>
          <table:table-cell office:value-type="float" office:value="1001" calcext:value-type="float">
            <text:p>1001</text:p>
          </table:table-cell>
          <table:table-cell office:value-type="float" office:value="18" calcext:value-type="float">
            <text:p>18</text:p>
          </table:table-cell>
          <table:table-cell office:value-type="float" office:value="1.02" calcext:value-type="float">
            <text:p>1.02</text:p>
          </table:table-cell>
          <table:table-cell office:value-type="float" office:value="-996.5" calcext:value-type="float">
            <text:p>-996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2005" calcext:value-type="float">
            <text:p>2005</text:p>
          </table:table-cell>
          <table:table-cell office:value-type="float" office:value="1001" calcext:value-type="float">
            <text:p>1001</text:p>
          </table:table-cell>
          <table:table-cell office:value-type="float" office:value="12" calcext:value-type="float">
            <text:p>12</text:p>
          </table:table-cell>
          <table:table-cell office:value-type="float" office:value="0.72" calcext:value-type="float">
            <text:p>0.72</text:p>
          </table:table-cell>
          <table:table-cell office:value-type="float" office:value="-995.1" calcext:value-type="float">
            <text:p>-99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2005" calcext:value-type="float">
            <text:p>2005</text:p>
          </table:table-cell>
          <table:table-cell office:value-type="float" office:value="1001" calcext:value-type="float">
            <text:p>1001</text:p>
          </table:table-cell>
          <table:table-cell office:value-type="float" office:value="33" calcext:value-type="float">
            <text:p>33</text:p>
          </table:table-cell>
          <table:table-cell office:value-type="float" office:value="1.81" calcext:value-type="float">
            <text:p>1.81</text:p>
          </table:table-cell>
          <table:table-cell office:value-type="float" office:value="-497.5" calcext:value-type="float">
            <text:p>-4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2005" calcext:value-type="float">
            <text:p>2005</text:p>
          </table:table-cell>
          <table:table-cell office:value-type="float" office:value="1001" calcext:value-type="float">
            <text:p>1001</text:p>
          </table:table-cell>
          <table:table-cell office:value-type="float" office:value="18" calcext:value-type="float">
            <text:p>18</text:p>
          </table:table-cell>
          <table:table-cell office:value-type="float" office:value="1.06" calcext:value-type="float">
            <text:p>1.06</text:p>
          </table:table-cell>
          <table:table-cell office:value-type="float" office:value="-498.0982" calcext:value-type="float">
            <text:p>-498.0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2005" calcext:value-type="float">
            <text:p>2005</text:p>
          </table:table-cell>
          <table:table-cell office:value-type="float" office:value="1001" calcext:value-type="float">
            <text:p>1001</text:p>
          </table:table-cell>
          <table:table-cell office:value-type="float" office:value="33" calcext:value-type="float">
            <text:p>33</text:p>
          </table:table-cell>
          <table:table-cell office:value-type="float" office:value="1.84" calcext:value-type="float">
            <text:p>1.84</text:p>
          </table:table-cell>
          <table:table-cell office:value-type="float" office:value="-497.5" calcext:value-type="float">
            <text:p>-4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float" office:value="76" calcext:value-type="float">
            <text:p>76</text:p>
          </table:table-cell>
          <table:table-cell office:value-type="float" office:value="4.81" calcext:value-type="float">
            <text:p>4.81</text:p>
          </table:table-cell>
          <table:table-cell office:value-type="float" office:value="-0.04552552" calcext:value-type="float">
            <text:p>-0.04552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float" office:value="138" calcext:value-type="float">
            <text:p>138</text:p>
          </table:table-cell>
          <table:table-cell office:value-type="float" office:value="8.84" calcext:value-type="float">
            <text:p>8.84</text:p>
          </table:table-cell>
          <table:table-cell office:value-type="float" office:value="-0.03045254" calcext:value-type="float">
            <text:p>-0.03045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2.32" calcext:value-type="float">
            <text:p>2.32</text:p>
          </table:table-cell>
          <table:table-cell office:value-type="float" office:value="-0.03029773" calcext:value-type="float">
            <text:p>-0.03029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197941E-020" calcext:value-type="float">
            <text:p>5.197941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6.827752E-018" calcext:value-type="float">
            <text:p>6.827752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.616617E-015" calcext:value-type="float">
            <text:p>2.616617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6269242" calcext:value-type="float">
            <text:p>6.269242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03789657" calcext:value-type="float">
            <text:p>-3.789657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05518949" calcext:value-type="float">
            <text:p>-5.518949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0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21" calcext:value-type="float">
            <text:p>21</text:p>
          </table:table-cell>
          <table:table-cell office:value-type="float" office:value="68.55" calcext:value-type="float">
            <text:p>68.55</text:p>
          </table:table-cell>
          <table:table-cell office:value-type="float" office:value="0.001499638" calcext:value-type="float">
            <text:p>0.0014996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1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34" calcext:value-type="float">
            <text:p>34</text:p>
          </table:table-cell>
          <table:table-cell office:value-type="float" office:value="111.2" calcext:value-type="float">
            <text:p>111.2</text:p>
          </table:table-cell>
          <table:table-cell office:value-type="float" office:value="0.000000661189" calcext:value-type="float">
            <text:p>6.61189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2</text:p>
          </table:table-cell>
          <table:table-cell office:value-type="float" office:value="13805" calcext:value-type="float">
            <text:p>13805</text:p>
          </table:table-cell>
          <table:table-cell office:value-type="float" office:value="13800" calcext:value-type="float">
            <text:p>13800</text:p>
          </table:table-cell>
          <table:table-cell office:value-type="float" office:value="19" calcext:value-type="float">
            <text:p>19</text:p>
          </table:table-cell>
          <table:table-cell office:value-type="float" office:value="225.78" calcext:value-type="float">
            <text:p>225.78</text:p>
          </table:table-cell>
          <table:table-cell office:value-type="float" office:value="0.0000006548094" calcext:value-type="float">
            <text:p>6.548094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3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92" calcext:value-type="float">
            <text:p>92</text:p>
          </table:table-cell>
          <table:table-cell office:value-type="float" office:value="312.28" calcext:value-type="float">
            <text:p>312.28</text:p>
          </table:table-cell>
          <table:table-cell office:value-type="float" office:value="0.0000007237545" calcext:value-type="float">
            <text:p>7.237545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4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26" calcext:value-type="float">
            <text:p>26</text:p>
          </table:table-cell>
          <table:table-cell office:value-type="float" office:value="85.35" calcext:value-type="float">
            <text:p>85.35</text:p>
          </table:table-cell>
          <table:table-cell office:value-type="float" office:value="0.000001838167" calcext:value-type="float">
            <text:p>1.838167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5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28" calcext:value-type="float">
            <text:p>28</text:p>
          </table:table-cell>
          <table:table-cell office:value-type="float" office:value="88.76" calcext:value-type="float">
            <text:p>88.76</text:p>
          </table:table-cell>
          <table:table-cell office:value-type="float" office:value="0.000002317698" calcext:value-type="float">
            <text:p>2.317698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6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17" calcext:value-type="float">
            <text:p>17</text:p>
          </table:table-cell>
          <table:table-cell office:value-type="float" office:value="50.68" calcext:value-type="float">
            <text:p>50.68</text:p>
          </table:table-cell>
          <table:table-cell office:value-type="float" office:value="0.0000006074896" calcext:value-type="float">
            <text:p>6.074896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7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81" calcext:value-type="float">
            <text:p>81</text:p>
          </table:table-cell>
          <table:table-cell office:value-type="float" office:value="254.3" calcext:value-type="float">
            <text:p>254.3</text:p>
          </table:table-cell>
          <table:table-cell office:value-type="float" office:value="0.0000007397032" calcext:value-type="float">
            <text:p>7.397032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8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110" calcext:value-type="float">
            <text:p>110</text:p>
          </table:table-cell>
          <table:table-cell office:value-type="float" office:value="367.32" calcext:value-type="float">
            <text:p>367.32</text:p>
          </table:table-cell>
          <table:table-cell office:value-type="float" office:value="0.0004045464" calcext:value-type="float">
            <text:p>0.0004045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9</text:p>
          </table:table-cell>
          <table:table-cell office:value-type="float" office:value="6905" calcext:value-type="float">
            <text:p>6905</text:p>
          </table:table-cell>
          <table:table-cell office:value-type="float" office:value="6900" calcext:value-type="float">
            <text:p>6900</text:p>
          </table:table-cell>
          <table:table-cell office:value-type="float" office:value="17" calcext:value-type="float">
            <text:p>17</text:p>
          </table:table-cell>
          <table:table-cell office:value-type="float" office:value="52.15" calcext:value-type="float">
            <text:p>52.15</text:p>
          </table:table-cell>
          <table:table-cell office:value-type="float" office:value="0.000000966109" calcext:value-type="float">
            <text:p>9.66109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52" calcext:value-type="float">
            <text:p>0.52</text:p>
          </table:table-cell>
          <table:table-cell office:value-type="float" office:value="-8.518927" calcext:value-type="float">
            <text:p>-8.518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.94" calcext:value-type="float">
            <text:p>7.94</text:p>
          </table:table-cell>
          <table:table-cell office:value-type="float" office:value="4.679723E-016" calcext:value-type="float">
            <text:p>4.679723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47" calcext:value-type="float">
            <text:p>9.47</text:p>
          </table:table-cell>
          <table:table-cell office:value-type="float" office:value="0.00000001230021" calcext:value-type="float">
            <text:p>1.230021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.61" calcext:value-type="float">
            <text:p>83.61</text:p>
          </table:table-cell>
          <table:table-cell office:value-type="float" office:value="1.978948E-018" calcext:value-type="float">
            <text:p>1.978948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gas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0000002313955" calcext:value-type="float">
            <text:p>2.31395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1690427" calcext:value-type="float">
            <text:p>0.1690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1.90598E-019" calcext:value-type="float">
            <text:p>1.90598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nb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1.56511E-022" calcext:value-type="float">
            <text:p>1.56511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85822.2" calcext:value-type="float">
            <text:p>8582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32" calcext:value-type="float">
            <text:p>4.32</text:p>
          </table:table-cell>
          <table:table-cell office:value-type="float" office:value="4.708649E-023" calcext:value-type="float">
            <text:p>4.708649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office:value-type="float" office:value="6.17678E-024" calcext:value-type="float">
            <text:p>6.17678E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31" calcext:value-type="float">
            <text:p>8.31</text:p>
          </table:table-cell>
          <table:table-cell office:value-type="float" office:value="6.17678E-024" calcext:value-type="float">
            <text:p>6.17678E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8248918" calcext:value-type="float">
            <text:p>0.82489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6.188119" calcext:value-type="float">
            <text:p>6.188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office:value-type="float" office:value="6.709441E-021" calcext:value-type="float">
            <text:p>6.709441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325682" calcext:value-type="float">
            <text:p>0.0325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4.093023" calcext:value-type="float">
            <text:p>4.093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-45.51055" calcext:value-type="float">
            <text:p>-45.5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961.7152" calcext:value-type="float">
            <text:p>961.7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2770448" calcext:value-type="float">
            <text:p>0.277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360.3798" calcext:value-type="float">
            <text:p>360.3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833" calcext:value-type="float">
            <text:p>-4.6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-1.031628" calcext:value-type="float">
            <text:p>-1.0316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1.339956" calcext:value-type="float">
            <text:p>1.3399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-23077.75" calcext:value-type="float">
            <text:p>-23077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496" calcext:value-type="float">
            <text:p>496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0.77" calcext:value-type="float">
            <text:p>0.77</text:p>
          </table:table-cell>
          <table:table-cell office:value-type="float" office:value="-348403.2" calcext:value-type="float">
            <text:p>-34840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1.952224" calcext:value-type="float">
            <text:p>1.952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3.741008E-016" calcext:value-type="float">
            <text:p>3.741008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office:value-type="float" office:value="3.592899E-018" calcext:value-type="float">
            <text:p>3.592899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conn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1.952224" calcext:value-type="float">
            <text:p>1.952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conn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63" calcext:value-type="float">
            <text:p>1.63</text:p>
          </table:table-cell>
          <table:table-cell office:value-type="float" office:value="63.62471" calcext:value-type="float">
            <text:p>63.62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.38" calcext:value-type="float">
            <text:p>3.38</text:p>
          </table:table-cell>
          <table:table-cell office:value-type="float" office:value="2.716976E-016" calcext:value-type="float">
            <text:p>2.716976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byqa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.47" calcext:value-type="float">
            <text:p>32.47</text:p>
          </table:table-cell>
          <table:table-cell office:value-type="float" office:value="0.005386315" calcext:value-type="float">
            <text:p>0.005386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mrcta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mrctb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26" calcext:value-type="float">
            <text:p>0.26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4.055991E-020" calcext:value-type="float">
            <text:p>4.055991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0.1997866" calcext:value-type="float">
            <text:p>0.19978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1499" calcext:value-type="float">
            <text:p>1499</text:p>
          </table:table-cell>
          <table:table-cell office:value-type="float" office:value="1000" calcext:value-type="float">
            <text:p>1000</text:p>
          </table:table-cell>
          <table:table-cell office:value-type="float" office:value="119" calcext:value-type="float">
            <text:p>119</text:p>
          </table:table-cell>
          <table:table-cell office:value-type="float" office:value="11.57" calcext:value-type="float">
            <text:p>11.57</text:p>
          </table:table-cell>
          <table:table-cell office:value-type="float" office:value="344.8762" calcext:value-type="float">
            <text:p>344.8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94" calcext:value-type="float">
            <text:p>2.94</text:p>
          </table:table-cell>
          <table:table-cell office:value-type="float" office:value="-0.01259209" calcext:value-type="float">
            <text:p>-0.01259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53" calcext:value-type="float">
            <text:p>3.53</text:p>
          </table:table-cell>
          <table:table-cell office:value-type="float" office:value="-6.988222" calcext:value-type="float">
            <text:p>-6.988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62" calcext:value-type="float">
            <text:p>2.62</text:p>
          </table:table-cell>
          <table:table-cell office:value-type="float" office:value="-0.005020724" calcext:value-type="float">
            <text:p>-0.005020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01761931" calcext:value-type="float">
            <text:p>1.761931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0.19" calcext:value-type="float">
            <text:p>0.19</text:p>
          </table:table-cell>
          <table:table-cell office:value-type="float" office:value="-6230.796" calcext:value-type="float">
            <text:p>-6230.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ha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3.740476E-049" calcext:value-type="float">
            <text:p>3.740476E-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0.24" calcext:value-type="float">
            <text:p>0.24</text:p>
          </table:table-cell>
          <table:table-cell office:value-type="float" office:value="91.05624" calcext:value-type="float">
            <text:p>91.05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8997" calcext:value-type="float">
            <text:p>8997</text:p>
          </table:table-cell>
          <table:table-cell office:value-type="float" office:value="7000" calcext:value-type="float">
            <text:p>7000</text:p>
          </table:table-cell>
          <table:table-cell office:value-type="float" office:value="33" calcext:value-type="float">
            <text:p>33</text:p>
          </table:table-cell>
          <table:table-cell office:value-type="float" office:value="29.88" calcext:value-type="float">
            <text:p>29.88</text:p>
          </table:table-cell>
          <table:table-cell office:value-type="float" office:value="90.68782" calcext:value-type="float">
            <text:p>90.687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hfun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07" calcext:value-type="float">
            <text:p>0.07</text:p>
          </table:table-cell>
          <table:table-cell office:value-type="float" office:value="-0.7732666" calcext:value-type="float">
            <text:p>-0.7732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69" calcext:value-type="float">
            <text:p>3.69</text:p>
          </table:table-cell>
          <table:table-cell office:value-type="float" office:value="-9999" calcext:value-type="float">
            <text:p>-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.88</text:p>
          </table:table-cell>
          <table:table-cell office:value-type="float" office:value="1688.215" calcext:value-type="float">
            <text:p>1688.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c1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.04" calcext:value-type="float">
            <text:p>3.04</text:p>
          </table:table-cell>
          <table:table-cell office:value-type="float" office:value="0.5676027" calcext:value-type="float">
            <text:p>0.5676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c132</text:p>
          </table:table-cell>
          <table:table-cell office:value-type="float" office:value="6" calcext:value-type="float">
            <text:p>6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05" calcext:value-type="float">
            <text:p>0.05</text:p>
          </table:table-cell>
          <table:table-cell office:value-type="float" office:value="0.8718976" calcext:value-type="float">
            <text:p>0.8718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c5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.03</text:p>
          </table:table-cell>
          <table:table-cell office:value-type="float" office:value="-49.0752" calcext:value-type="float">
            <text:p>-49.0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office:value-type="float" office:value="55.01761" calcext:value-type="float">
            <text:p>55.01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7.329705E-019" calcext:value-type="float">
            <text:p>7.329705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ly1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.79" calcext:value-type="float">
            <text:p>14.79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ly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13" calcext:value-type="float">
            <text:p>29.13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ly3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.77" calcext:value-type="float">
            <text:p>46.77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9.76" calcext:value-type="float">
            <text:p>39.76</text:p>
          </table:table-cell>
          <table:table-cell office:value-type="float" office:value="2250225" calcext:value-type="float">
            <text:p>2250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6.93" calcext:value-type="float">
            <text:p>6.93</text:p>
          </table:table-cell>
          <table:table-cell office:value-type="float" office:value="1087512" calcext:value-type="float">
            <text:p>1087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1570.89" calcext:value-type="float">
            <text:p>1570.89</text:p>
          </table:table-cell>
          <table:table-cell office:value-type="float" office:value="81842460" calcext:value-type="float">
            <text:p>81842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l</text:p>
          </table:table-cell>
          <table:table-cell office:value-type="float" office:value="837" calcext:value-type="float">
            <text:p>837</text:p>
          </table:table-cell>
          <table:table-cell office:value-type="float" office:value="598" calcext:value-type="float">
            <text:p>598</text:p>
          </table:table-cell>
          <table:table-cell office:value-type="float" office:value="40" calcext:value-type="float">
            <text:p>40</text:p>
          </table:table-cell>
          <table:table-cell office:value-type="float" office:value="1.19" calcext:value-type="float">
            <text:p>1.19</text:p>
          </table:table-cell>
          <table:table-cell office:value-type="float" office:value="-202604.1" calcext:value-type="float">
            <text:p>-2026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m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0.48" calcext:value-type="float">
            <text:p>0.48</text:p>
          </table:table-cell>
          <table:table-cell office:value-type="float" office:value="-48198.19" calcext:value-type="float">
            <text:p>-481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s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.12" calcext:value-type="float">
            <text:p>0.12</text:p>
          </table:table-cell>
          <table:table-cell office:value-type="float" office:value="-32393.23" calcext:value-type="float">
            <text:p>-32393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nvb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22" calcext:value-type="float">
            <text:p>0.22</text:p>
          </table:table-cell>
          <table:table-cell office:value-type="float" office:value="0.002713484" calcext:value-type="float">
            <text:p>0.002713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3" calcext:value-type="float">
            <text:p>0.33</text:p>
          </table:table-cell>
          <table:table-cell office:value-type="float" office:value="0.002713492" calcext:value-type="float">
            <text:p>0.002713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.17" calcext:value-type="float">
            <text:p>1.17</text:p>
          </table:table-cell>
          <table:table-cell office:value-type="float" office:value="0.00000000001866442" calcext:value-type="float">
            <text:p>1.86644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3.060349" calcext:value-type="float">
            <text:p>3.060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-30.73125" calcext:value-type="float">
            <text:p>-30.73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ymal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9088118" calcext:value-type="float">
            <text:p>9.088118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.221339E-017" calcext:value-type="float">
            <text:p>1.221339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912916E-019" calcext:value-type="float">
            <text:p>1.912916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0002817432" calcext:value-type="float">
            <text:p>2.817432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04307117" calcext:value-type="float">
            <text:p>4.307117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6.026532E-020" calcext:value-type="float">
            <text:p>6.02653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680.6301" calcext:value-type="float">
            <text:p>680.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1.5625" calcext:value-type="float">
            <text:p>1.56E+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s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89" calcext:value-type="float">
            <text:p>389</text:p>
          </table:table-cell>
          <table:table-cell office:value-type="float" office:value="2.97" calcext:value-type="float">
            <text:p>2.97</text:p>
          </table:table-cell>
          <table:table-cell table:style-name="ce4" office:value-type="float" office:value="12.000008" calcext:value-type="float">
            <text:p>1.20E+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327" calcext:value-type="float">
            <text:p>327</text:p>
          </table:table-cell>
          <table:table-cell office:value-type="float" office:value="264" calcext:value-type="float">
            <text:p>264</text:p>
          </table:table-cell>
          <table:table-cell office:value-type="float" office:value="130" calcext:value-type="float">
            <text:p>130</text:p>
          </table:table-cell>
          <table:table-cell office:value-type="float" office:value="20.46" calcext:value-type="float">
            <text:p>20.46</text:p>
          </table:table-cell>
          <table:table-cell table:style-name="ce4" office:value-type="float" office:value="-1.997596" calcext:value-type="float">
            <text:p>-2.00E+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2471.898" calcext:value-type="float">
            <text:p>2.47E+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chlnv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82" calcext:value-type="float">
            <text:p>1.8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6.634469E-016" calcext:value-type="float">
            <text:p>6.634469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t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-8951.545" calcext:value-type="float">
            <text:p>-8951.5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18744.01" calcext:value-type="float">
            <text:p>1874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14" calcext:value-type="float">
            <text:p>1.14</text:p>
          </table:table-cell>
          <table:table-cell office:value-type="float" office:value="1.353416E-017" calcext:value-type="float">
            <text:p>1.353416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.05" calcext:value-type="float">
            <text:p>5.05</text:p>
          </table:table-cell>
          <table:table-cell office:value-type="float" office:value="1.654558E-017" calcext:value-type="float">
            <text:p>1.654558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1lq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ty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ty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ty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l</text:p>
          </table:table-cell>
          <table:table-cell office:value-type="float" office:value="14985" calcext:value-type="float">
            <text:p>14985</text:p>
          </table:table-cell>
          <table:table-cell office:value-type="float" office:value="9990" calcext:value-type="float">
            <text:p>9990</text:p>
          </table:table-cell>
          <table:table-cell office:value-type="float" office:value="17" calcext:value-type="float">
            <text:p>17</text:p>
          </table:table-cell>
          <table:table-cell office:value-type="float" office:value="19.34" calcext:value-type="float">
            <text:p>19.34</text:p>
          </table:table-cell>
          <table:table-cell office:value-type="float" office:value="125.3381" calcext:value-type="float">
            <text:p>125.3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1485" calcext:value-type="float">
            <text:p>1485</text:p>
          </table:table-cell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office:value-type="float" office:value="9.62" calcext:value-type="float">
            <text:p>9.62</text:p>
          </table:table-cell>
          <table:table-cell office:value-type="float" office:value="12.70203" calcext:value-type="float">
            <text:p>12.70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1485" calcext:value-type="float">
            <text:p>1485</text:p>
          </table:table-cell>
          <table:table-cell office:value-type="float" office:value="990" calcext:value-type="float">
            <text:p>990</text:p>
          </table:table-cell>
          <table:table-cell office:value-type="float" office:value="12" calcext:value-type="float">
            <text:p>12</text:p>
          </table:table-cell>
          <table:table-cell office:value-type="float" office:value="7.78" calcext:value-type="float">
            <text:p>7.78</text:p>
          </table:table-cell>
          <table:table-cell office:value-type="float" office:value="15.93778" calcext:value-type="float">
            <text:p>15.93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485" calcext:value-type="float">
            <text:p>1485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5.66" calcext:value-type="float">
            <text:p>5.66</text:p>
          </table:table-cell>
          <table:table-cell office:value-type="float" office:value="24.96981" calcext:value-type="float">
            <text:p>24.96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735" calcext:value-type="float">
            <text:p>735</text:p>
          </table:table-cell>
          <table:table-cell office:value-type="float" office:value="490" calcext:value-type="float">
            <text:p>490</text:p>
          </table:table-cell>
          <table:table-cell office:value-type="float" office:value="31" calcext:value-type="float">
            <text:p>31</text:p>
          </table:table-cell>
          <table:table-cell office:value-type="float" office:value="6.81" calcext:value-type="float">
            <text:p>6.81</text:p>
          </table:table-cell>
          <table:table-cell office:value-type="float" office:value="12.64446" calcext:value-type="float">
            <text:p>12.64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5994" calcext:value-type="float">
            <text:p>5994</text:p>
          </table:table-cell>
          <table:table-cell office:value-type="float" office:value="3996" calcext:value-type="float">
            <text:p>3996</text:p>
          </table:table-cell>
          <table:table-cell office:value-type="float" office:value="20" calcext:value-type="float">
            <text:p>20</text:p>
          </table:table-cell>
          <table:table-cell office:value-type="float" office:value="29.83" calcext:value-type="float">
            <text:p>29.83</text:p>
          </table:table-cell>
          <table:table-cell office:value-type="float" office:value="0.5086762" calcext:value-type="float">
            <text:p>0.5086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14996" calcext:value-type="float">
            <text:p>14996</text:p>
          </table:table-cell>
          <table:table-cell office:value-type="float" office:value="9997" calcext:value-type="float">
            <text:p>9997</text:p>
          </table:table-cell>
          <table:table-cell office:value-type="float" office:value="54" calcext:value-type="float">
            <text:p>54</text:p>
          </table:table-cell>
          <table:table-cell office:value-type="float" office:value="31.19" calcext:value-type="float">
            <text:p>31.19</text:p>
          </table:table-cell>
          <table:table-cell office:value-type="float" office:value="235.2625" calcext:value-type="float">
            <text:p>235.2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4</text:p>
          </table:table-cell>
          <table:table-cell office:value-type="float" office:value="14996" calcext:value-type="float">
            <text:p>14996</text:p>
          </table:table-cell>
          <table:table-cell office:value-type="float" office:value="9997" calcext:value-type="float">
            <text:p>9997</text:p>
          </table:table-cell>
          <table:table-cell office:value-type="float" office:value="20" calcext:value-type="float">
            <text:p>20</text:p>
          </table:table-cell>
          <table:table-cell office:value-type="float" office:value="81.47" calcext:value-type="float">
            <text:p>81.47</text:p>
          </table:table-cell>
          <table:table-cell office:value-type="float" office:value="2.868538" calcext:value-type="float">
            <text:p>2.868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5</text:p>
          </table:table-cell>
          <table:table-cell office:value-type="float" office:value="9998" calcext:value-type="float">
            <text:p>9998</text:p>
          </table:table-cell>
          <table:table-cell office:value-type="float" office:value="4999" calcext:value-type="float">
            <text:p>4999</text:p>
          </table:table-cell>
          <table:table-cell office:value-type="float" office:value="19" calcext:value-type="float">
            <text:p>19</text:p>
          </table:table-cell>
          <table:table-cell office:value-type="float" office:value="47.2" calcext:value-type="float">
            <text:p>47.2</text:p>
          </table:table-cell>
          <table:table-cell office:value-type="float" office:value="1.535111" calcext:value-type="float">
            <text:p>1.535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7542" calcext:value-type="float">
            <text:p>0.027542</text:p>
          </table:table-cell>
          <table:table-cell office:value-type="float" office:value="0.03501299" calcext:value-type="float">
            <text:p>0.03501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3107" calcext:value-type="float">
            <text:p>0.63107</text:p>
          </table:table-cell>
          <table:table-cell office:value-type="float" office:value="0.03373368" calcext:value-type="float">
            <text:p>0.03373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1357558" calcext:value-type="float">
            <text:p>0.13575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2034" calcext:value-type="float">
            <text:p>0.52034</text:p>
          </table:table-cell>
          <table:table-cell office:value-type="float" office:value="0.7460907" calcext:value-type="float">
            <text:p>0.7460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.02845" calcext:value-type="float">
            <text:p>1.02845</text:p>
          </table:table-cell>
          <table:table-cell office:value-type="float" office:value="0.1826711" calcext:value-type="float">
            <text:p>0.1826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80671" calcext:value-type="float">
            <text:p>0.80671</text:p>
          </table:table-cell>
          <table:table-cell office:value-type="float" office:value="1.483698" calcext:value-type="float">
            <text:p>1.4836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95" calcext:value-type="float">
            <text:p>0.0895</text:p>
          </table:table-cell>
          <table:table-cell office:value-type="float" office:value="26.95416" calcext:value-type="float">
            <text:p>26.95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62.10733" calcext:value-type="float">
            <text:p>62.107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6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office:value-type="float" office:value="66.08" calcext:value-type="float">
            <text:p>66.08</text:p>
          </table:table-cell>
          <table:table-cell office:value-type="float" office:value="134850.6" calcext:value-type="float">
            <text:p>1348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12003.28" calcext:value-type="float">
            <text:p>12003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-1.449307" calcext:value-type="float">
            <text:p>-1.449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15203" calcext:value-type="float">
            <text:p>0.15203</text:p>
          </table:table-cell>
          <table:table-cell office:value-type="float" office:value="-185.0418" calcext:value-type="float">
            <text:p>-185.0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124" calcext:value-type="float">
            <text:p>124</text:p>
          </table:table-cell>
          <table:table-cell office:value-type="float" office:value="0.928517" calcext:value-type="float">
            <text:p>0.928517</text:p>
          </table:table-cell>
          <table:table-cell office:value-type="float" office:value="0.0681719" calcext:value-type="float">
            <text:p>0.0681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9" calcext:value-type="float">
            <text:p>0.59</text:p>
          </table:table-cell>
          <table:table-cell office:value-type="float" office:value="0.000000002296236" calcext:value-type="float">
            <text:p>2.29623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.47" calcext:value-type="float">
            <text:p>4.47</text:p>
          </table:table-cell>
          <table:table-cell office:value-type="float" office:value="82.5" calcext:value-type="float">
            <text:p>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0.91" calcext:value-type="float">
            <text:p>0.91</text:p>
          </table:table-cell>
          <table:table-cell office:value-type="float" office:value="3.303035E-020" calcext:value-type="float">
            <text:p>3.303035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02" calcext:value-type="float">
            <text:p>3.02</text:p>
          </table:table-cell>
          <table:table-cell office:value-type="float" office:value="5.441836E-021" calcext:value-type="float">
            <text:p>5.441836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36" calcext:value-type="float">
            <text:p>2.36</text:p>
          </table:table-cell>
          <table:table-cell office:value-type="float" office:value="3.030767E-020" calcext:value-type="float">
            <text:p>3.030767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3" calcext:value-type="float">
            <text:p>1.33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.84" calcext:value-type="float">
            <text:p>5.84</text:p>
          </table:table-cell>
          <table:table-cell office:value-type="float" office:value="1.175836E-019" calcext:value-type="float">
            <text:p>1.175836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c2</text:p>
          </table:table-cell>
          <table:table-cell office:value-type="float" office:value="462" calcext:value-type="float">
            <text:p>462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office:value-type="float" office:value="163.92" calcext:value-type="float">
            <text:p>163.92</text:p>
          </table:table-cell>
          <table:table-cell office:value-type="float" office:value="771.8095" calcext:value-type="float">
            <text:p>771.8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14" calcext:value-type="float">
            <text:p>0.14</text:p>
          </table:table-cell>
          <table:table-cell office:value-type="float" office:value="1.084016E-018" calcext:value-type="float">
            <text:p>1.084016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axa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axb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-0.008701304" calcext:value-type="float">
            <text:p>-0.008701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axc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04" calcext:value-type="float">
            <text:p>0.04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ina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inb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0.11" calcext:value-type="float">
            <text:p>0.11</text:p>
          </table:table-cell>
          <table:table-cell office:value-type="float" office:value="0.0009674354" calcext:value-type="float">
            <text:p>0.0009674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inc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78" calcext:value-type="float">
            <text:p>1.78</text:p>
          </table:table-cell>
          <table:table-cell office:value-type="float" office:value="5548.668" calcext:value-type="float">
            <text:p>5548.6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2.280503E-021" calcext:value-type="float">
            <text:p>2.280503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office:value-type="float" office:value="39.90415" calcext:value-type="float">
            <text:p>39.90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2405106" calcext:value-type="float">
            <text:p>0.2405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0.001136612" calcext:value-type="float">
            <text:p>0.0011366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float" office:value="0.08" calcext:value-type="float">
            <text:p>0.08</text:p>
          </table:table-cell>
          <table:table-cell office:value-type="float" office:value="0.005019366" calcext:value-type="float">
            <text:p>0.005019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02330257" calcext:value-type="float">
            <text:p>0.02330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float" office:value="-723756.3" calcext:value-type="float">
            <text:p>-72375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-724459.1" calcext:value-type="float">
            <text:p>-72445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-3624600" calcext:value-type="float">
            <text:p>-3624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osn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6.864229E-020" calcext:value-type="float">
            <text:p>6.864229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1.14911" calcext:value-type="float">
            <text:p>11.149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-0.5140068" calcext:value-type="float">
            <text:p>-0.5140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bv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hb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14" calcext:value-type="float">
            <text:p>0.14</text:p>
          </table:table-cell>
          <table:table-cell office:value-type="float" office:value="1.145068E-020" calcext:value-type="float">
            <text:p>1.145068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52537" calcext:value-type="float">
            <text:p>19.525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hh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8.67" calcext:value-type="float">
            <text:p>28.67</text:p>
          </table:table-cell>
          <table:table-cell office:value-type="float" office:value="38.87126" calcext:value-type="float">
            <text:p>38.87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.58</text:p>
          </table:table-cell>
          <table:table-cell office:value-type="float" office:value="38.87054" calcext:value-type="float">
            <text:p>38.87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hm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38.87126" calcext:value-type="float">
            <text:p>38.87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th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tm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15625" calcext:value-type="float">
            <text:p>15625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979.79" calcext:value-type="float">
            <text:p>979.7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42.53" calcext:value-type="float">
            <text:p>342.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.95" calcext:value-type="float">
            <text:p>6.95</text:p>
          </table:table-cell>
          <table:table-cell office:value-type="float" office:value="608159.2" calcext:value-type="float">
            <text:p>60815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1495" calcext:value-type="float">
            <text:p>1495</text:p>
          </table:table-cell>
          <table:table-cell office:value-type="float" office:value="3690" calcext:value-type="float">
            <text:p>369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9271737" calcext:value-type="float">
            <text:p>0.92717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000004623132" calcext:value-type="float">
            <text:p>4.623132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omez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50.59" calcext:value-type="float">
            <text:p>350.59</text:p>
          </table:table-cell>
          <table:table-cell office:value-type="float" office:value="482.0273" calcext:value-type="float">
            <text:p>482.0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04014975" calcext:value-type="float">
            <text:p>4.01497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.030951E-015" calcext:value-type="float">
            <text:p>2.030951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699" calcext:value-type="float">
            <text:p>699</text:p>
          </table:table-cell>
          <table:table-cell office:value-type="float" office:value="349" calcext:value-type="float">
            <text:p>349</text:p>
          </table:table-cell>
          <table:table-cell office:value-type="float" office:value="33" calcext:value-type="float">
            <text:p>33</text:p>
          </table:table-cell>
          <table:table-cell office:value-type="float" office:value="0.69" calcext:value-type="float">
            <text:p>0.69</text:p>
          </table:table-cell>
          <table:table-cell office:value-type="float" office:value="0.0001880014" calcext:value-type="float">
            <text:p>0.000188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699" calcext:value-type="float">
            <text:p>699</text:p>
          </table:table-cell>
          <table:table-cell office:value-type="float" office:value="349" calcext:value-type="float">
            <text:p>349</text:p>
          </table:table-cell>
          <table:table-cell office:value-type="float" office:value="23" calcext:value-type="float">
            <text:p>23</text:p>
          </table:table-cell>
          <table:table-cell office:value-type="float" office:value="0.56" calcext:value-type="float">
            <text:p>0.56</text:p>
          </table:table-cell>
          <table:table-cell office:value-type="float" office:value="2.065155" calcext:value-type="float">
            <text:p>2.065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250" calcext:value-type="float">
            <text:p>250</text:p>
          </table:table-cell>
          <table:table-cell office:value-type="float" office:value="498" calcext:value-type="float">
            <text:p>498</text:p>
          </table:table-cell>
          <table:table-cell office:value-type="float" office:value="19" calcext:value-type="float">
            <text:p>19</text:p>
          </table:table-cell>
          <table:table-cell office:value-type="float" office:value="5.74" calcext:value-type="float">
            <text:p>5.74</text:p>
          </table:table-cell>
          <table:table-cell office:value-type="float" office:value="14400.93" calcext:value-type="float">
            <text:p>1440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8964" calcext:value-type="float">
            <text:p>8964</text:p>
          </table:table-cell>
          <table:table-cell office:value-type="float" office:value="6724" calcext:value-type="float">
            <text:p>6724</text:p>
          </table:table-cell>
          <table:table-cell office:value-type="float" office:value="24" calcext:value-type="float">
            <text:p>24</text:p>
          </table:table-cell>
          <table:table-cell office:value-type="float" office:value="6.59" calcext:value-type="float">
            <text:p>6.59</text:p>
          </table:table-cell>
          <table:table-cell office:value-type="float" office:value="304.983" calcext:value-type="float">
            <text:p>304.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b</text:p>
          </table:table-cell>
          <table:table-cell office:value-type="float" office:value="13284" calcext:value-type="float">
            <text:p>13284</text:p>
          </table:table-cell>
          <table:table-cell office:value-type="float" office:value="6724" calcext:value-type="float">
            <text:p>6724</text:p>
          </table:table-cell>
          <table:table-cell office:value-type="float" office:value="18" calcext:value-type="float">
            <text:p>18</text:p>
          </table:table-cell>
          <table:table-cell office:value-type="float" office:value="16.74" calcext:value-type="float">
            <text:p>16.74</text:p>
          </table:table-cell>
          <table:table-cell office:value-type="float" office:value="143.3232" calcext:value-type="float">
            <text:p>143.3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7564" calcext:value-type="float">
            <text:p>7564</text:p>
          </table:table-cell>
          <table:table-cell office:value-type="float" office:value="3844" calcext:value-type="float">
            <text:p>3844</text:p>
          </table:table-cell>
          <table:table-cell office:value-type="float" office:value="41" calcext:value-type="float">
            <text:p>41</text:p>
          </table:table-cell>
          <table:table-cell office:value-type="float" office:value="16.01" calcext:value-type="float">
            <text:p>16.01</text:p>
          </table:table-cell>
          <table:table-cell office:value-type="float" office:value="161.8703" calcext:value-type="float">
            <text:p>161.8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3945" calcext:value-type="float">
            <text:p>3945</text:p>
          </table:table-cell>
          <table:table-cell office:value-type="float" office:value="2644" calcext:value-type="float">
            <text:p>2644</text:p>
          </table:table-cell>
          <table:table-cell office:value-type="float" office:value="24" calcext:value-type="float">
            <text:p>24</text:p>
          </table:table-cell>
          <table:table-cell office:value-type="float" office:value="5.92" calcext:value-type="float">
            <text:p>5.92</text:p>
          </table:table-cell>
          <table:table-cell office:value-type="float" office:value="566.4444" calcext:value-type="float">
            <text:p>566.4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e</text:p>
          </table:table-cell>
          <table:table-cell office:value-type="float" office:value="7565" calcext:value-type="float">
            <text:p>7565</text:p>
          </table:table-cell>
          <table:table-cell office:value-type="float" office:value="3844" calcext:value-type="float">
            <text:p>3844</text:p>
          </table:table-cell>
          <table:table-cell office:value-type="float" office:value="19" calcext:value-type="float">
            <text:p>19</text:p>
          </table:table-cell>
          <table:table-cell office:value-type="float" office:value="14.43" calcext:value-type="float">
            <text:p>14.43</text:p>
          </table:table-cell>
          <table:table-cell office:value-type="float" office:value="206.5547" calcext:value-type="float">
            <text:p>206.55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f</text:p>
          </table:table-cell>
          <table:table-cell office:value-type="float" office:value="7565" calcext:value-type="float">
            <text:p>7565</text:p>
          </table:table-cell>
          <table:table-cell office:value-type="float" office:value="3844" calcext:value-type="float">
            <text:p>3844</text:p>
          </table:table-cell>
          <table:table-cell office:value-type="float" office:value="37" calcext:value-type="float">
            <text:p>37</text:p>
          </table:table-cell>
          <table:table-cell office:value-type="float" office:value="23.63" calcext:value-type="float">
            <text:p>23.63</text:p>
          </table:table-cell>
          <table:table-cell office:value-type="float" office:value="242.109" calcext:value-type="float">
            <text:p>242.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73.31703" calcext:value-type="float">
            <text:p>73.31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39.62627" calcext:value-type="float">
            <text:p>39.626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  <table:table-cell office:value-type="float" office:value="40.24746" calcext:value-type="float">
            <text:p>40.24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ing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  <table:table-cell office:value-type="float" office:value="13.8504" calcext:value-type="float">
            <text:p>13.8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8" calcext:value-type="float">
            <text:p>0.08</text:p>
          </table:table-cell>
          <table:table-cell office:value-type="float" office:value="1.004041" calcext:value-type="float">
            <text:p>1.004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  <table:table-cell office:value-type="float" office:value="1.004041" calcext:value-type="float">
            <text:p>1.004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8" calcext:value-type="float">
            <text:p>0.08</text:p>
          </table:table-cell>
          <table:table-cell office:value-type="float" office:value="1.088382E-016" calcext:value-type="float">
            <text:p>1.088382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27.76962" calcext:value-type="float">
            <text:p>27.76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mard</text:p>
          </table:table-cell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1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.43" calcext:value-type="float">
            <text:p>2.43</text:p>
          </table:table-cell>
          <table:table-cell office:value-type="float" office:value="0.8807971" calcext:value-type="float">
            <text:p>0.8807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2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4.06" calcext:value-type="float">
            <text:p>4.06</text:p>
          </table:table-cell>
          <table:table-cell office:value-type="float" office:value="0.4320823" calcext:value-type="float">
            <text:p>0.4320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3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0.87" calcext:value-type="float">
            <text:p>20.87</text:p>
          </table:table-cell>
          <table:table-cell office:value-type="float" office:value="0.1409613" calcext:value-type="float">
            <text:p>0.1409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7.13" calcext:value-type="float">
            <text:p>7.13</text:p>
          </table:table-cell>
          <table:table-cell office:value-type="float" office:value="2.794031" calcext:value-type="float">
            <text:p>2.794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0.51" calcext:value-type="float">
            <text:p>0.51</text:p>
          </table:table-cell>
          <table:table-cell office:value-type="float" office:value="-45.00069" calcext:value-type="float">
            <text:p>-45.00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-0.45" calcext:value-type="float">
            <text:p>-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0.0001223712" calcext:value-type="float">
            <text:p>0.0001223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0.26" calcext:value-type="float">
            <text:p>0.26</text:p>
          </table:table-cell>
          <table:table-cell office:value-type="float" office:value="-620.176" calcext:value-type="float">
            <text:p>-620.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62" calcext:value-type="float">
            <text:p>0.6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-3.322887" calcext:value-type="float">
            <text:p>-3.322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.620361E-015" calcext:value-type="float">
            <text:p>1.620361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5572811" calcext:value-type="float">
            <text:p>0.005572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7.619277E-022" calcext:value-type="float">
            <text:p>7.619277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06615114" calcext:value-type="float">
            <text:p>6.615114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5120377" calcext:value-type="float">
            <text:p>5.120377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1.809171E-016" calcext:value-type="float">
            <text:p>1.809171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.725783E-017" calcext:value-type="float">
            <text:p>1.725783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24.5" calcext:value-type="float">
            <text:p>-2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6l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8" calcext:value-type="float">
            <text:p>0.08</text:p>
          </table:table-cell>
          <table:table-cell office:value-type="float" office:value="3.359128E-022" calcext:value-type="float">
            <text:p>3.359128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11" calcext:value-type="float">
            <text:p>0.11</text:p>
          </table:table-cell>
          <table:table-cell office:value-type="float" office:value="2.29787E-019" calcext:value-type="float">
            <text:p>2.29787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3.971305E-020" calcext:value-type="float">
            <text:p>3.971305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1622714" calcext:value-type="float">
            <text:p>1.622714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4.902725E-016" calcext:value-type="float">
            <text:p>4.902725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.656001E-019" calcext:value-type="float">
            <text:p>1.656001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4.800729E-021" calcext:value-type="float">
            <text:p>4.800729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1.678629E-020" calcext:value-type="float">
            <text:p>1.678629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office:value-type="float" office:value="5.922563" calcext:value-type="float">
            <text:p>5.922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1.363248E-018" calcext:value-type="float">
            <text:p>1.363248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318.5717" calcext:value-type="float">
            <text:p>318.5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.801602E-015" calcext:value-type="float">
            <text:p>1.801602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-1755" calcext:value-type="float">
            <text:p>-1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j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.15" calcext:value-type="float">
            <text:p>1.15</text:p>
          </table:table-cell>
          <table:table-cell office:value-type="float" office:value="-1910.345" calcext:value-type="float">
            <text:p>-1910.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.06" calcext:value-type="float">
            <text:p>0.06</text:p>
          </table:table-cell>
          <table:table-cell office:value-type="float" office:value="0.05181434" calcext:value-type="float">
            <text:p>0.05181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62.05387" calcext:value-type="float">
            <text:p>-62.05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-62.05387" calcext:value-type="float">
            <text:p>-62.05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0.18" calcext:value-type="float">
            <text:p>0.18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.347307" calcext:value-type="float">
            <text:p>1.347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.889873E-019" calcext:value-type="float">
            <text:p>6.889873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4.941229" calcext:value-type="float">
            <text:p>4.941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6094869" calcext:value-type="float">
            <text:p>6.094869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66667" calcext:value-type="float">
            <text:p>2.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1.913223" calcext:value-type="float">
            <text:p>-1.913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8.063567E-018" calcext:value-type="float">
            <text:p>8.063567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1.732051" calcext:value-type="float">
            <text:p>-1.732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-8.498464" calcext:value-type="float">
            <text:p>-8.498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0" calcext:value-type="float">
            <text:p>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1.393465" calcext:value-type="float">
            <text:p>1.393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360.3798" calcext:value-type="float">
            <text:p>360.3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-6961.814" calcext:value-type="float">
            <text:p>-6961.8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40.19873" calcext:value-type="float">
            <text:p>40.19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-99.96" calcext:value-type="float">
            <text:p>-99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" calcext:value-type="float">
            <text:p>0.07</text:p>
          </table:table-cell>
          <table:table-cell office:value-type="float" office:value="6.513505E-018" calcext:value-type="float">
            <text:p>6.513505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2494868" calcext:value-type="float">
            <text:p>2.494868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52233E-016" calcext:value-type="float">
            <text:p>1.252233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22.62742" calcext:value-type="float">
            <text:p>-22.62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-4.585786" calcext:value-type="float">
            <text:p>-4.5857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-0.8340324" calcext:value-type="float">
            <text:p>-0.8340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111111" calcext:value-type="float">
            <text:p>0.111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-3300" calcext:value-type="float">
            <text:p>-3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-3456" calcext:value-type="float">
            <text:p>-3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3.3235E-018" calcext:value-type="float">
            <text:p>3.3235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-0.25" calcext:value-type="float">
            <text:p>-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925926" calcext:value-type="float">
            <text:p>1.925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13.85786" calcext:value-type="float">
            <text:p>13.857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-44.00001" calcext:value-type="float">
            <text:p>-44.0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01338387" calcext:value-type="float">
            <text:p>1.338387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03702732" calcext:value-type="float">
            <text:p>3.70273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131115E-017" calcext:value-type="float">
            <text:p>9.131115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01213106" calcext:value-type="float">
            <text:p>1.213106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7.656906E-015" calcext:value-type="float">
            <text:p>7.656906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.538886E-017" calcext:value-type="float">
            <text:p>1.538886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5.326647" calcext:value-type="float">
            <text:p>5.3266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093023" calcext:value-type="float">
            <text:p>4.093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1928571" calcext:value-type="float">
            <text:p>0.1928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6.333333" calcext:value-type="float">
            <text:p>6.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-3.456" calcext:value-type="float">
            <text:p>-3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45967" calcext:value-type="float">
            <text:p>0.02845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-7.802789" calcext:value-type="float">
            <text:p>-7.8027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325682" calcext:value-type="float">
            <text:p>0.0325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-143.6461" calcext:value-type="float">
            <text:p>-143.6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6272.51" calcext:value-type="float">
            <text:p>-26272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961.7152" calcext:value-type="float">
            <text:p>961.7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6299.842" calcext:value-type="float">
            <text:p>6299.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0.9535289" calcext:value-type="float">
            <text:p>0.9535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5181633" calcext:value-type="float">
            <text:p>0.51816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8" calcext:value-type="float">
            <text:p>0.08</text:p>
          </table:table-cell>
          <table:table-cell office:value-type="float" office:value="0.1751745" calcext:value-type="float">
            <text:p>0.17517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17.01402" calcext:value-type="float">
            <text:p>17.01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office:value-type="float" office:value="727.6793" calcext:value-type="float">
            <text:p>727.6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29.89438" calcext:value-type="float">
            <text:p>29.89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5126.498" calcext:value-type="float">
            <text:p>5126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5174.413" calcext:value-type="float">
            <text:p>5174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-4.681818" calcext:value-type="float">
            <text:p>-4.681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.2415051" calcext:value-type="float">
            <text:p>0.2415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-2.9197" calcext:value-type="float">
            <text:p>-2.9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07877683" calcext:value-type="float">
            <text:p>0.07877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5394985" calcext:value-type="float">
            <text:p>0.05394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0.05394985" calcext:value-type="float">
            <text:p>0.05394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-30665.54" calcext:value-type="float">
            <text:p>-3066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-5280335" calcext:value-type="float">
            <text:p>-528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91" calcext:value-type="float">
            <text:p>191</text:p>
          </table:table-cell>
          <table:table-cell office:value-type="float" office:value="0.74" calcext:value-type="float">
            <text:p>0.74</text:p>
          </table:table-cell>
          <table:table-cell office:value-type="float" office:value="-1.905155" calcext:value-type="float">
            <text:p>-1.905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-32.34868" calcext:value-type="float">
            <text:p>-32.34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office:value-type="float" office:value="8827.598" calcext:value-type="float">
            <text:p>8827.5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19" calcext:value-type="float">
            <text:p>0.19</text:p>
          </table:table-cell>
          <table:table-cell office:value-type="float" office:value="1.362657" calcext:value-type="float">
            <text:p>1.362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29" calcext:value-type="float">
            <text:p>0.29</text:p>
          </table:table-cell>
          <table:table-cell office:value-type="float" office:value="1.362657" calcext:value-type="float">
            <text:p>1.362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42" calcext:value-type="float">
            <text:p>0.42</text:p>
          </table:table-cell>
          <table:table-cell office:value-type="float" office:value="1.362657" calcext:value-type="float">
            <text:p>1.362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57" calcext:value-type="float">
            <text:p>0.57</text:p>
          </table:table-cell>
          <table:table-cell office:value-type="float" office:value="1.362657" calcext:value-type="float">
            <text:p>1.362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65" calcext:value-type="float">
            <text:p>0.65</text:p>
          </table:table-cell>
          <table:table-cell office:value-type="float" office:value="1.362657" calcext:value-type="float">
            <text:p>1.3626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135.076" calcext:value-type="float">
            <text:p>135.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561953" calcext:value-type="float">
            <text:p>0.01561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561953" calcext:value-type="float">
            <text:p>0.01561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05" calcext:value-type="float">
            <text:p>0.05</text:p>
          </table:table-cell>
          <table:table-cell office:value-type="float" office:value="4.071246" calcext:value-type="float">
            <text:p>4.071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4.071246" calcext:value-type="float">
            <text:p>4.071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-831079900" calcext:value-type="float">
            <text:p>-831079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680.6301" calcext:value-type="float">
            <text:p>680.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680.6301" calcext:value-type="float">
            <text:p>680.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678.7547" calcext:value-type="float">
            <text:p>678.75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0.42" calcext:value-type="float">
            <text:p>0.42</text:p>
          </table:table-cell>
          <table:table-cell office:value-type="float" office:value="1809.765" calcext:value-type="float">
            <text:p>1809.7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911.8806" calcext:value-type="float">
            <text:p>911.8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543.668" calcext:value-type="float">
            <text:p>543.6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3.951163" calcext:value-type="float">
            <text:p>3.951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54" calcext:value-type="float">
            <text:p>0.54</text:p>
          </table:table-cell>
          <table:table-cell office:value-type="float" office:value="1136.361" calcext:value-type="float">
            <text:p>1136.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08" calcext:value-type="float">
            <text:p>0.08</text:p>
          </table:table-cell>
          <table:table-cell office:value-type="float" office:value="7049.248" calcext:value-type="float">
            <text:p>7049.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0.74" calcext:value-type="float">
            <text:p>0.74</text:p>
          </table:table-cell>
          <table:table-cell office:value-type="float" office:value="5055.012" calcext:value-type="float">
            <text:p>5055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-0.8660254" calcext:value-type="float">
            <text:p>-0.8660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15" calcext:value-type="float">
            <text:p>0.15</text:p>
          </table:table-cell>
          <table:table-cell office:value-type="float" office:value="5326.851" calcext:value-type="float">
            <text:p>5326.8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-45.77847" calcext:value-type="float">
            <text:p>-45.77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office:value-type="float" office:value="-47.76109" calcext:value-type="float">
            <text:p>-47.76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4" calcext:value-type="float">
            <text:p>0.04</text:p>
          </table:table-cell>
          <table:table-cell office:value-type="float" office:value="-47.76109" calcext:value-type="float">
            <text:p>-47.76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06" calcext:value-type="float">
            <text:p>0.06</text:p>
          </table:table-cell>
          <table:table-cell office:value-type="float" office:value="-47.76109" calcext:value-type="float">
            <text:p>-47.76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24.30621" calcext:value-type="float">
            <text:p>24.306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1768.807" calcext:value-type="float">
            <text:p>-1768.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.15" calcext:value-type="float">
            <text:p>0.15</text:p>
          </table:table-cell>
          <table:table-cell office:value-type="float" office:value="97.58751" calcext:value-type="float">
            <text:p>97.58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32.34868" calcext:value-type="float">
            <text:p>32.34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664.8205" calcext:value-type="float">
            <text:p>664.8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244.8997" calcext:value-type="float">
            <text:p>244.8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-95.96" calcext:value-type="float">
            <text:p>-95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2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006525624" calcext:value-type="float">
            <text:p>6.52562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307543" calcext:value-type="float">
            <text:p>3.0754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18" calcext:value-type="float">
            <text:p>318</text:p>
          </table:table-cell>
          <table:table-cell office:value-type="float" office:value="0.63" calcext:value-type="float">
            <text:p>0.63</text:p>
          </table:table-cell>
          <table:table-cell office:value-type="float" office:value="-1008063000" calcext:value-type="float">
            <text:p>-100806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68935" calcext:value-type="float">
            <text:p>0.0168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60.27" calcext:value-type="float">
            <text:p>60.27</text:p>
          </table:table-cell>
          <table:table-cell office:value-type="float" office:value="34824490" calcext:value-type="float">
            <text:p>348244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tis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.66" calcext:value-type="float">
            <text:p>12.66</text:p>
          </table:table-cell>
          <table:table-cell office:value-type="float" office:value="348244900000" calcext:value-type="float">
            <text:p>3482449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0000008035389" calcext:value-type="float">
            <text:p>8.035389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-0.2185" calcext:value-type="float">
            <text:p>-0.2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1.640156E-019" calcext:value-type="float">
            <text:p>1.640156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f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.36" calcext:value-type="float">
            <text:p>10.36</text:p>
          </table:table-cell>
          <table:table-cell office:value-type="float" office:value="1.004239E-017" calcext:value-type="float">
            <text:p>1.004239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124.3622" calcext:value-type="float">
            <text:p>124.3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127" calcext:value-type="float">
            <text:p>127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office:value-type="float" office:value="3.14" calcext:value-type="float">
            <text:p>3.14</text:p>
          </table:table-cell>
          <table:table-cell office:value-type="float" office:value="1.000001" calcext:value-type="float">
            <text:p>1.00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00001414534" calcext:value-type="float">
            <text:p>-1.414534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075056" calcext:value-type="float">
            <text:p>0.0003075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1.83" calcext:value-type="float">
            <text:p>1.83</text:p>
          </table:table-cell>
          <table:table-cell office:value-type="float" office:value="0.5757979" calcext:value-type="float">
            <text:p>0.5757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75" calcext:value-type="float">
            <text:p>275</text:p>
          </table:table-cell>
          <table:table-cell office:value-type="float" office:value="1.22" calcext:value-type="float">
            <text:p>1.22</text:p>
          </table:table-cell>
          <table:table-cell office:value-type="float" office:value="350524.8" calcext:value-type="float">
            <text:p>35052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nch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.66" calcext:value-type="float">
            <text:p>49.66</text:p>
          </table:table-cell>
          <table:table-cell office:value-type="float" office:value="-4.318289" calcext:value-type="float">
            <text:p>-4.318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wispo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.72" calcext:value-type="float">
            <text:p>7.72</text:p>
          </table:table-cell>
          <table:table-cell office:value-type="float" office:value="7.97139E-023" calcext:value-type="float">
            <text:p>7.97139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office:value-type="float" office:value="-77" calcext:value-type="float">
            <text:p>-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7.23" calcext:value-type="float">
            <text:p>7.23</text:p>
          </table:table-cell>
          <table:table-cell office:value-type="float" office:value="25.00304" calcext:value-type="float">
            <text:p>25.00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6.03" calcext:value-type="float">
            <text:p>6.03</text:p>
          </table:table-cell>
          <table:table-cell office:value-type="float" office:value="24.99967" calcext:value-type="float">
            <text:p>24.99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.01" calcext:value-type="float">
            <text:p>7.01</text:p>
          </table:table-cell>
          <table:table-cell office:value-type="float" office:value="24.99971" calcext:value-type="float">
            <text:p>24.99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.91" calcext:value-type="float">
            <text:p>6.91</text:p>
          </table:table-cell>
          <table:table-cell office:value-type="float" office:value="-5026.353" calcext:value-type="float">
            <text:p>-5026.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4.77" calcext:value-type="float">
            <text:p>4.77</text:p>
          </table:table-cell>
          <table:table-cell office:value-type="float" office:value="24.99971" calcext:value-type="float">
            <text:p>24.99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12.38" calcext:value-type="float">
            <text:p>12.38</text:p>
          </table:table-cell>
          <table:table-cell office:value-type="float" office:value="24.99981" calcext:value-type="float">
            <text:p>24.99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  <table:table-cell office:value-type="float" office:value="14.26" calcext:value-type="float">
            <text:p>14.26</text:p>
          </table:table-cell>
          <table:table-cell office:value-type="float" office:value="24.99981" calcext:value-type="float">
            <text:p>24.99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10.67" calcext:value-type="float">
            <text:p>10.67</text:p>
          </table:table-cell>
          <table:table-cell office:value-type="float" office:value="24.99982" calcext:value-type="float">
            <text:p>24.99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.8" calcext:value-type="float">
            <text:p>5.8</text:p>
          </table:table-cell>
          <table:table-cell office:value-type="float" office:value="24.99986" calcext:value-type="float">
            <text:p>24.99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.82" calcext:value-type="float">
            <text:p>3.82</text:p>
          </table:table-cell>
          <table:table-cell office:value-type="float" office:value="24.99979" calcext:value-type="float">
            <text:p>24.99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.72" calcext:value-type="float">
            <text:p>3.72</text:p>
          </table:table-cell>
          <table:table-cell office:value-type="float" office:value="24.99977" calcext:value-type="float">
            <text:p>24.99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.77" calcext:value-type="float">
            <text:p>3.77</text:p>
          </table:table-cell>
          <table:table-cell office:value-type="float" office:value="24.99976" calcext:value-type="float">
            <text:p>24.99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insurf</text:p>
          </table:table-cell>
          <table:table-cell office:value-type="float" office:value="15129" calcext:value-type="float">
            <text:p>1512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9.49" calcext:value-type="float">
            <text:p>429.4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adbal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0.452851" calcext:value-type="float">
            <text:p>0.4528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hai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9" calcext:value-type="float">
            <text:p>0.09</text:p>
          </table:table-cell>
          <table:table-cell office:value-type="float" office:value="0.1823216" calcext:value-type="float">
            <text:p>0.1823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1.414214" calcext:value-type="float">
            <text:p>1.414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2398.416" calcext:value-type="float">
            <text:p>2398.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123.1124" calcext:value-type="float">
            <text:p>123.11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03378701" calcext:value-type="float">
            <text:p>0.033787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0.6164324" calcext:value-type="float">
            <text:p>0.6164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float" office:value="1.24" calcext:value-type="float">
            <text:p>1.24</text:p>
          </table:table-cell>
          <table:table-cell office:value-type="float" office:value="-797.2837" calcext:value-type="float">
            <text:p>-797.28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1.414214" calcext:value-type="float">
            <text:p>-1.414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001647742" calcext:value-type="float">
            <text:p>1.647742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1353583" calcext:value-type="float">
            <text:p>1.353583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.16" calcext:value-type="float">
            <text:p>4.16</text:p>
          </table:table-cell>
          <table:table-cell office:value-type="float" office:value="3.124897E-021" calcext:value-type="float">
            <text:p>3.124897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ne</text:p>
          </table:table-cell>
          <table:table-cell office:value-type="float" office:value="1094" calcext:value-type="float">
            <text:p>1094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02032059" calcext:value-type="float">
            <text:p>2.032059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591.8833" calcext:value-type="float">
            <text:p>591.8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cormck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.42" calcext:value-type="float">
            <text:p>17.42</text:p>
          </table:table-cell>
          <table:table-cell office:value-type="float" office:value="-45661.61" calcext:value-type="float">
            <text:p>-4566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0.19" calcext:value-type="float">
            <text:p>0.19</text:p>
          </table:table-cell>
          <table:table-cell office:value-type="float" office:value="-6230.796" calcext:value-type="float">
            <text:p>-6230.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2035453" calcext:value-type="float">
            <text:p>2.035453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1.394332E-026" calcext:value-type="float">
            <text:p>1.394332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1.149709E-019" calcext:value-type="float">
            <text:p>1.149709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-0.0401" calcext:value-type="float">
            <text:p>-0.0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2" calcext:value-type="float">
            <text:p>0.2</text:p>
          </table:table-cell>
          <table:table-cell office:value-type="float" office:value="87.94586" calcext:value-type="float">
            <text:p>87.945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303" calcext:value-type="float">
            <text:p>303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05" calcext:value-type="float">
            <text:p>0.05</text:p>
          </table:table-cell>
          <table:table-cell office:value-type="float" office:value="115.7064" calcext:value-type="float">
            <text:p>115.7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00008710465" calcext:value-type="float">
            <text:p>8.71046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1113" calcext:value-type="float">
            <text:p>1113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5742.163" calcext:value-type="float">
            <text:p>5742.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float" office:value="0.00000000000929712" calcext:value-type="float">
            <text:p>9.29712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.04</text:p>
          </table:table-cell>
          <table:table-cell office:value-type="float" office:value="-952.8754" calcext:value-type="float">
            <text:p>-952.8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office:value-type="float" office:value="0.87" calcext:value-type="float">
            <text:p>0.87</text:p>
          </table:table-cell>
          <table:table-cell office:value-type="float" office:value="-1597.482" calcext:value-type="float">
            <text:p>-1597.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44.18" calcext:value-type="float">
            <text:p>844.18</text:p>
          </table:table-cell>
          <table:table-cell office:value-type="float" office:value="8.198382E-020" calcext:value-type="float">
            <text:p>8.19838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45.35" calcext:value-type="float">
            <text:p>845.35</text:p>
          </table:table-cell>
          <table:table-cell office:value-type="float" office:value="8.198382E-020" calcext:value-type="float">
            <text:p>8.19838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66.17" calcext:value-type="float">
            <text:p>766.17</text:p>
          </table:table-cell>
          <table:table-cell office:value-type="float" office:value="2.693251E-019" calcext:value-type="float">
            <text:p>2.693251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68.96" calcext:value-type="float">
            <text:p>768.96</text:p>
          </table:table-cell>
          <table:table-cell office:value-type="float" office:value="2.693251E-019" calcext:value-type="float">
            <text:p>2.693251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24.97881" calcext:value-type="float">
            <text:p>24.978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285" calcext:value-type="float">
            <text:p>1285</text:p>
          </table:table-cell>
          <table:table-cell office:value-type="float" office:value="-19855440000" calcext:value-type="float">
            <text:p>-1985544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125" calcext:value-type="float">
            <text:p>2125</text:p>
          </table:table-cell>
          <table:table-cell office:value-type="float" office:value="-13311050000" calcext:value-type="float">
            <text:p>-133110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974.3" calcext:value-type="float">
            <text:p>974.3</text:p>
          </table:table-cell>
          <table:table-cell office:value-type="float" office:value="-6520234000" calcext:value-type="float">
            <text:p>-652023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22" calcext:value-type="float">
            <text:p>422</text:p>
          </table:table-cell>
          <table:table-cell office:value-type="float" office:value="375.2" calcext:value-type="float">
            <text:p>375.2</text:p>
          </table:table-cell>
          <table:table-cell office:value-type="float" office:value="-71591690" calcext:value-type="float">
            <text:p>-71591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17" calcext:value-type="float">
            <text:p>217</text:p>
          </table:table-cell>
          <table:table-cell office:value-type="float" office:value="187.4" calcext:value-type="float">
            <text:p>187.4</text:p>
          </table:table-cell>
          <table:table-cell office:value-type="float" office:value="-57812690" calcext:value-type="float">
            <text:p>-57812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53.62" calcext:value-type="float">
            <text:p>53.62</text:p>
          </table:table-cell>
          <table:table-cell office:value-type="float" office:value="-31384590" calcext:value-type="float">
            <text:p>-31384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399" calcext:value-type="float">
            <text:p>399</text:p>
          </table:table-cell>
          <table:table-cell office:value-type="float" office:value="188.67" calcext:value-type="float">
            <text:p>188.67</text:p>
          </table:table-cell>
          <table:table-cell office:value-type="float" office:value="-93978790" calcext:value-type="float">
            <text:p>-939787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98.83" calcext:value-type="float">
            <text:p>98.83</text:p>
          </table:table-cell>
          <table:table-cell office:value-type="float" office:value="-66292770" calcext:value-type="float">
            <text:p>-662927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53.72" calcext:value-type="float">
            <text:p>53.72</text:p>
          </table:table-cell>
          <table:table-cell office:value-type="float" office:value="-34826710" calcext:value-type="float">
            <text:p>-34826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459" calcext:value-type="float">
            <text:p>459</text:p>
          </table:table-cell>
          <table:table-cell office:value-type="float" office:value="457.97" calcext:value-type="float">
            <text:p>457.97</text:p>
          </table:table-cell>
          <table:table-cell office:value-type="float" office:value="-43524300" calcext:value-type="float">
            <text:p>-43524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191" calcext:value-type="float">
            <text:p>191</text:p>
          </table:table-cell>
          <table:table-cell office:value-type="float" office:value="176.47" calcext:value-type="float">
            <text:p>176.47</text:p>
          </table:table-cell>
          <table:table-cell office:value-type="float" office:value="-30457330" calcext:value-type="float">
            <text:p>-30457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116" calcext:value-type="float">
            <text:p>116</text:p>
          </table:table-cell>
          <table:table-cell office:value-type="float" office:value="107.01" calcext:value-type="float">
            <text:p>107.01</text:p>
          </table:table-cell>
          <table:table-cell office:value-type="float" office:value="-21574750" calcext:value-type="float">
            <text:p>-21574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97" calcext:value-type="float">
            <text:p>97</text:p>
          </table:table-cell>
          <table:table-cell office:value-type="float" office:value="1273" calcext:value-type="float">
            <text:p>1273</text:p>
          </table:table-cell>
          <table:table-cell office:value-type="float" office:value="32" calcext:value-type="float">
            <text:p>32</text:p>
          </table:table-cell>
          <table:table-cell office:value-type="float" office:value="1.76" calcext:value-type="float">
            <text:p>1.76</text:p>
          </table:table-cell>
          <table:table-cell office:value-type="float" office:value="-0.6332839" calcext:value-type="float">
            <text:p>-0.6332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115.8739" calcext:value-type="float">
            <text:p>115.8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225" calcext:value-type="float">
            <text:p>0.0225</text:p>
          </table:table-cell>
          <table:table-cell office:value-type="float" office:value="115.8739" calcext:value-type="float">
            <text:p>115.8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2.463476E-022" calcext:value-type="float">
            <text:p>2.463476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.36" calcext:value-type="float">
            <text:p>6.36</text:p>
          </table:table-cell>
          <table:table-cell office:value-type="float" office:value="0.00000000007176692" calcext:value-type="float">
            <text:p>7.17669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msqr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24" calcext:value-type="float">
            <text:p>0.24</text:p>
          </table:table-cell>
          <table:table-cell office:value-type="float" office:value="0.751801" calcext:value-type="float">
            <text:p>0.751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scomp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.58" calcext:value-type="float">
            <text:p>8.58</text:p>
          </table:table-cell>
          <table:table-cell office:value-type="float" office:value="0.000000002409421" calcext:value-type="float">
            <text:p>2.40942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1.397898" calcext:value-type="float">
            <text:p>1.397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75038" calcext:value-type="float">
            <text:p>2.875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8272" calcext:value-type="float">
            <text:p>0.08272</text:p>
          </table:table-cell>
          <table:table-cell office:value-type="float" office:value="2.875038" calcext:value-type="float">
            <text:p>2.875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-2380.027" calcext:value-type="float">
            <text:p>-2380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0.22" calcext:value-type="float">
            <text:p>0.22</text:p>
          </table:table-cell>
          <table:table-cell office:value-type="float" office:value="0.5382431" calcext:value-type="float">
            <text:p>0.5382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float" office:value="107" calcext:value-type="float">
            <text:p>107</text:p>
          </table:table-cell>
          <table:table-cell office:value-type="float" office:value="2.59" calcext:value-type="float">
            <text:p>2.59</text:p>
          </table:table-cell>
          <table:table-cell office:value-type="float" office:value="0.08715963" calcext:value-type="float">
            <text:p>0.087159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4" calcext:value-type="float">
            <text:p>4</text:p>
          </table:table-cell>
          <table:table-cell office:value-type="float" office:value="1002" calcext:value-type="float">
            <text:p>1002</text:p>
          </table:table-cell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0.004505056" calcext:value-type="float">
            <text:p>0.004505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7" calcext:value-type="float">
            <text:p>7</text:p>
          </table:table-cell>
          <table:table-cell office:value-type="float" office:value="1002" calcext:value-type="float">
            <text:p>1002</text:p>
          </table:table-cell>
          <table:table-cell office:value-type="float" office:value="228" calcext:value-type="float">
            <text:p>228</text:p>
          </table:table-cell>
          <table:table-cell office:value-type="float" office:value="12.24" calcext:value-type="float">
            <text:p>12.24</text:p>
          </table:table-cell>
          <table:table-cell office:value-type="float" office:value="0.00004445575" calcext:value-type="float">
            <text:p>4.445575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1198" calcext:value-type="float">
            <text:p>1198</text:p>
          </table:table-cell>
          <table:table-cell office:value-type="float" office:value="799" calcext:value-type="float">
            <text:p>799</text:p>
          </table:table-cell>
          <table:table-cell office:value-type="float" office:value="74" calcext:value-type="float">
            <text:p>74</text:p>
          </table:table-cell>
          <table:table-cell office:value-type="float" office:value="3.72" calcext:value-type="float">
            <text:p>3.72</text:p>
          </table:table-cell>
          <table:table-cell office:value-type="float" office:value="229.5734" calcext:value-type="float">
            <text:p>229.57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1198" calcext:value-type="float">
            <text:p>1198</text:p>
          </table:table-cell>
          <table:table-cell office:value-type="float" office:value="799" calcext:value-type="float">
            <text:p>799</text:p>
          </table:table-cell>
          <table:table-cell office:value-type="float" office:value="55" calcext:value-type="float">
            <text:p>55</text:p>
          </table:table-cell>
          <table:table-cell office:value-type="float" office:value="2.84" calcext:value-type="float">
            <text:p>2.84</text:p>
          </table:table-cell>
          <table:table-cell office:value-type="float" office:value="46.14567" calcext:value-type="float">
            <text:p>46.145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2048.017" calcext:value-type="float">
            <text:p>2048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.31" calcext:value-type="float">
            <text:p>0.31</text:p>
          </table:table-cell>
          <table:table-cell office:value-type="float" office:value="2048.017" calcext:value-type="float">
            <text:p>2048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0.06" calcext:value-type="float">
            <text:p>0.06</text:p>
          </table:table-cell>
          <table:table-cell office:value-type="float" office:value="-0.1895425" calcext:value-type="float">
            <text:p>-0.1895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0.22" calcext:value-type="float">
            <text:p>0.22</text:p>
          </table:table-cell>
          <table:table-cell office:value-type="float" office:value="-16.41977" calcext:value-type="float">
            <text:p>-16.41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4003" calcext:value-type="float">
            <text:p>4003</text:p>
          </table:table-cell>
          <table:table-cell office:value-type="float" office:value="2000" calcext:value-type="float">
            <text:p>2000</text:p>
          </table:table-cell>
          <table:table-cell office:value-type="float" office:value="333" calcext:value-type="float">
            <text:p>333</text:p>
          </table:table-cell>
          <table:table-cell office:value-type="float" office:value="250.98" calcext:value-type="float">
            <text:p>250.98</text:p>
          </table:table-cell>
          <table:table-cell office:value-type="float" office:value="10538.85" calcext:value-type="float">
            <text:p>10538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ds2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897" calcext:value-type="float">
            <text:p>897</text:p>
          </table:table-cell>
          <table:table-cell office:value-type="float" office:value="20.23" calcext:value-type="float">
            <text:p>20.23</text:p>
          </table:table-cell>
          <table:table-cell office:value-type="float" office:value="1044.332" calcext:value-type="float">
            <text:p>1044.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517" calcext:value-type="float">
            <text:p>517</text:p>
          </table:table-cell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office:value-type="float" office:value="2.72" calcext:value-type="float">
            <text:p>2.72</text:p>
          </table:table-cell>
          <table:table-cell office:value-type="float" office:value="1414.056" calcext:value-type="float">
            <text:p>1414.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 office:value-type="float" office:value="4.442932E-019" calcext:value-type="float">
            <text:p>4.442932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c</text:p>
          </table:table-cell>
          <table:table-cell office:value-type="float" office:value="10005" calcext:value-type="float">
            <text:p>10005</text:p>
          </table:table-cell>
          <table:table-cell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office:value-type="float" office:value="96.45" calcext:value-type="float">
            <text:p>96.45</text:p>
          </table:table-cell>
          <table:table-cell office:value-type="float" office:value="189.5946" calcext:value-type="float">
            <text:p>189.59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10003" calcext:value-type="float">
            <text:p>10003</text:p>
          </table:table-cell>
          <table:table-cell office:value-type="float" office:value="5000" calcext:value-type="float">
            <text:p>5000</text:p>
          </table:table-cell>
          <table:table-cell office:value-type="float" office:value="442" calcext:value-type="float">
            <text:p>442</text:p>
          </table:table-cell>
          <table:table-cell office:value-type="float" office:value="1656.74" calcext:value-type="float">
            <text:p>1656.74</text:p>
          </table:table-cell>
          <table:table-cell office:value-type="float" office:value="42458.01" calcext:value-type="float">
            <text:p>42458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5.898964" calcext:value-type="float">
            <text:p>5.8989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10003" calcext:value-type="float">
            <text:p>10003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6.83" calcext:value-type="float">
            <text:p>46.83</text:p>
          </table:table-cell>
          <table:table-cell office:value-type="float" office:value="1513.802" calcext:value-type="float">
            <text:p>1513.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10003" calcext:value-type="float">
            <text:p>10003</text:p>
          </table:table-cell>
          <table:table-cell office:value-type="float" office:value="5000" calcext:value-type="float">
            <text:p>5000</text:p>
          </table:table-cell>
          <table:table-cell office:value-type="float" office:value="295" calcext:value-type="float">
            <text:p>295</text:p>
          </table:table-cell>
          <table:table-cell office:value-type="float" office:value="973.04" calcext:value-type="float">
            <text:p>973.04</text:p>
          </table:table-cell>
          <table:table-cell office:value-type="float" office:value="26035.09" calcext:value-type="float">
            <text:p>2603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5464895" calcext:value-type="float">
            <text:p>5.464895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13" calcext:value-type="float">
            <text:p>0.13</text:p>
          </table:table-cell>
          <table:table-cell office:value-type="float" office:value="0.08759472" calcext:value-type="float">
            <text:p>0.08759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6.25" calcext:value-type="float">
            <text:p>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11754.6" calcext:value-type="float">
            <text:p>1175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08988363" calcext:value-type="float">
            <text:p>0.08988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5" calcext:value-type="float">
            <text:p>0.05</text:p>
          </table:table-cell>
          <table:table-cell office:value-type="float" office:value="3.447355" calcext:value-type="float">
            <text:p>3.447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59799" calcext:value-type="float">
            <text:p>0.097597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14" calcext:value-type="float">
            <text:p>0.14</text:p>
          </table:table-cell>
          <table:table-cell office:value-type="float" office:value="0.6526826" calcext:value-type="float">
            <text:p>0.65268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16" calcext:value-type="float">
            <text:p>0.16</text:p>
          </table:table-cell>
          <table:table-cell office:value-type="float" office:value="0.0008352683" calcext:value-type="float">
            <text:p>0.00083526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651.09" calcext:value-type="float">
            <text:p>365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16074" calcext:value-type="float">
            <text:p>0.01716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0.6233947" calcext:value-type="float">
            <text:p>0.62339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01442139" calcext:value-type="float">
            <text:p>0.01442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13" calcext:value-type="float">
            <text:p>0.13</text:p>
          </table:table-cell>
          <table:table-cell office:value-type="float" office:value="0.0002153525" calcext:value-type="float">
            <text:p>0.0002153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265.958" calcext:value-type="float">
            <text:p>2265.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12" calcext:value-type="float">
            <text:p>0.12</text:p>
          </table:table-cell>
          <table:table-cell office:value-type="float" office:value="0.02043142" calcext:value-type="float">
            <text:p>0.02043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4.227647" calcext:value-type="float">
            <text:p>4.2276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01953764" calcext:value-type="float">
            <text:p>0.01953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5074084" calcext:value-type="float">
            <text:p>5.074084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285.383" calcext:value-type="float">
            <text:p>2285.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0.04060614" calcext:value-type="float">
            <text:p>0.04060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6.835139" calcext:value-type="float">
            <text:p>6.835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6" calcext:value-type="float">
            <text:p>0.06</text:p>
          </table:table-cell>
          <table:table-cell office:value-type="float" office:value="0.0503107" calcext:value-type="float">
            <text:p>0.0503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13" calcext:value-type="float">
            <text:p>0.13</text:p>
          </table:table-cell>
          <table:table-cell office:value-type="float" office:value="0.0001480042" calcext:value-type="float">
            <text:p>0.000148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.36" calcext:value-type="float">
            <text:p>0.36</text:p>
          </table:table-cell>
          <table:table-cell office:value-type="float" office:value="0.009752493" calcext:value-type="float">
            <text:p>0.009752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4" calcext:value-type="float">
            <text:p>0.04</text:p>
          </table:table-cell>
          <table:table-cell office:value-type="float" office:value="2.128087" calcext:value-type="float">
            <text:p>2.128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87.3394" calcext:value-type="float">
            <text:p>87.3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1.630506" calcext:value-type="float">
            <text:p>1.630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.17" calcext:value-type="float">
            <text:p>0.17</text:p>
          </table:table-cell>
          <table:table-cell office:value-type="float" office:value="0.05594884" calcext:value-type="float">
            <text:p>0.05594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8742" calcext:value-type="float">
            <text:p>0.01638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223955" calcext:value-type="float">
            <text:p>0.0002239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7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0.6019857" calcext:value-type="float">
            <text:p>0.6019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7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15" calcext:value-type="float">
            <text:p>0.15</text:p>
          </table:table-cell>
          <table:table-cell office:value-type="float" office:value="10.1539" calcext:value-type="float">
            <text:p>10.1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6" calcext:value-type="float">
            <text:p>0.06</text:p>
          </table:table-cell>
          <table:table-cell office:value-type="float" office:value="0.0740097" calcext:value-type="float">
            <text:p>0.07400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1597681" calcext:value-type="float">
            <text:p>0.1597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.006339307" calcext:value-type="float">
            <text:p>0.006339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38.67" calcext:value-type="float">
            <text:p>338.67</text:p>
          </table:table-cell>
          <table:table-cell office:value-type="float" office:value="0.009686175" calcext:value-type="float">
            <text:p>0.009686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26" calcext:value-type="float">
            <text:p>0.26</text:p>
          </table:table-cell>
          <table:table-cell office:value-type="float" office:value="97096.08" calcext:value-type="float">
            <text:p>97096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0.0001365217" calcext:value-type="float">
            <text:p>0.0001365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-0.75" calcext:value-type="float">
            <text:p>-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22" calcext:value-type="float">
            <text:p>0.22</text:p>
          </table:table-cell>
          <table:table-cell office:value-type="float" office:value="1.128807E-022" calcext:value-type="float">
            <text:p>1.128807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22" calcext:value-type="float">
            <text:p>0.22</text:p>
          </table:table-cell>
          <table:table-cell office:value-type="float" office:value="1.128807E-022" calcext:value-type="float">
            <text:p>1.128807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  <table:table-cell office:value-type="float" office:value="1.079845E-020" calcext:value-type="float">
            <text:p>1.079845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  <table:table-cell office:value-type="float" office:value="1.079845E-020" calcext:value-type="float">
            <text:p>1.079845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1" calcext:value-type="float">
            <text:p>0.1</text:p>
          </table:table-cell>
          <table:table-cell office:value-type="float" office:value="2.40581E-022" calcext:value-type="float">
            <text:p>2.40581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1" calcext:value-type="float">
            <text:p>0.1</text:p>
          </table:table-cell>
          <table:table-cell office:value-type="float" office:value="2.40581E-022" calcext:value-type="float">
            <text:p>2.40581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2" calcext:value-type="float">
            <text:p>0.2</text:p>
          </table:table-cell>
          <table:table-cell office:value-type="float" office:value="1.672852E-020" calcext:value-type="float">
            <text:p>1.67285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2" calcext:value-type="float">
            <text:p>0.2</text:p>
          </table:table-cell>
          <table:table-cell office:value-type="float" office:value="1.672852E-020" calcext:value-type="float">
            <text:p>1.67285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2.718282" calcext:value-type="float">
            <text:p>2.718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office:value-type="float" office:value="54.59815" calcext:value-type="float">
            <text:p>54.598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4" calcext:value-type="float">
            <text:p>0.04</text:p>
          </table:table-cell>
          <table:table-cell office:value-type="float" office:value="5.933003" calcext:value-type="float">
            <text:p>5.933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00002285833" calcext:value-type="float">
            <text:p>2.285833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4" calcext:value-type="float">
            <text:p>0.04</text:p>
          </table:table-cell>
          <table:table-cell office:value-type="float" office:value="-44" calcext:value-type="float">
            <text:p>-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ous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1.96" calcext:value-type="float">
            <text:p>81.96</text:p>
          </table:table-cell>
          <table:table-cell office:value-type="float" office:value="0.0000000000007815033" calcext:value-type="float">
            <text:p>7.815033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2.162161E-020" calcext:value-type="float">
            <text:p>2.162161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0.02048628" calcext:value-type="float">
            <text:p>0.020486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68924" calcext:value-type="float">
            <text:p>0.029689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74971" calcext:value-type="float">
            <text:p>0.03274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2630696" calcext:value-type="float">
            <text:p>0.02630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0.0257918" calcext:value-type="float">
            <text:p>0.02579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ll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52145780" calcext:value-type="float">
            <text:p>52145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7" calcext:value-type="float">
            <text:p>0.07</text:p>
          </table:table-cell>
          <table:table-cell office:value-type="float" office:value="2.151572E-017" calcext:value-type="float">
            <text:p>2.151572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8.56188E-017" calcext:value-type="float">
            <text:p>8.56188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18" calcext:value-type="float">
            <text:p>0.18</text:p>
          </table:table-cell>
          <table:table-cell office:value-type="float" office:value="7.250221E-020" calcext:value-type="float">
            <text:p>7.250221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.92" calcext:value-type="float">
            <text:p>22.92</text:p>
          </table:table-cell>
          <table:table-cell office:value-type="float" office:value="-0.00001390891" calcext:value-type="float">
            <text:p>-1.390891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0.13" calcext:value-type="float">
            <text:p>0.13</text:p>
          </table:table-cell>
          <table:table-cell office:value-type="float" office:value="60.91924" calcext:value-type="float">
            <text:p>60.919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.1</text:p>
          </table:table-cell>
          <table:table-cell office:value-type="float" office:value="53.03702" calcext:value-type="float">
            <text:p>53.037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2.414214" calcext:value-type="float">
            <text:p>2.414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0.09" calcext:value-type="float">
            <text:p>0.09</text:p>
          </table:table-cell>
          <table:table-cell office:value-type="float" office:value="0.1783942" calcext:value-type="float">
            <text:p>0.17839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76" calcext:value-type="float">
            <text:p>76</text:p>
          </table:table-cell>
          <table:table-cell office:value-type="float" office:value="1.02" calcext:value-type="float">
            <text:p>1.02</text:p>
          </table:table-cell>
          <table:table-cell office:value-type="float" office:value="14433870" calcext:value-type="float">
            <text:p>14433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0.52" calcext:value-type="float">
            <text:p>0.52</text:p>
          </table:table-cell>
          <table:table-cell office:value-type="float" office:value="8293666" calcext:value-type="float">
            <text:p>8293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385" calcext:value-type="float">
            <text:p>385</text:p>
          </table:table-cell>
          <table:table-cell office:value-type="float" office:value="356" calcext:value-type="float">
            <text:p>356</text:p>
          </table:table-cell>
          <table:table-cell office:value-type="float" office:value="309" calcext:value-type="float">
            <text:p>309</text:p>
          </table:table-cell>
          <table:table-cell office:value-type="float" office:value="6.42" calcext:value-type="float">
            <text:p>6.42</text:p>
          </table:table-cell>
          <table:table-cell office:value-type="float" office:value="6204391" calcext:value-type="float">
            <text:p>6204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207" calcext:value-type="float">
            <text:p>207</text:p>
          </table:table-cell>
          <table:table-cell office:value-type="float" office:value="2.26" calcext:value-type="float">
            <text:p>2.26</text:p>
          </table:table-cell>
          <table:table-cell office:value-type="float" office:value="1271826" calcext:value-type="float">
            <text:p>12718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385" calcext:value-type="float">
            <text:p>385</text:p>
          </table:table-cell>
          <table:table-cell office:value-type="float" office:value="356" calcext:value-type="float">
            <text:p>356</text:p>
          </table:table-cell>
          <table:table-cell office:value-type="float" office:value="453" calcext:value-type="float">
            <text:p>453</text:p>
          </table:table-cell>
          <table:table-cell office:value-type="float" office:value="21.32" calcext:value-type="float">
            <text:p>21.32</text:p>
          </table:table-cell>
          <table:table-cell office:value-type="float" office:value="5146033" calcext:value-type="float">
            <text:p>5146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02534" calcext:value-type="float">
            <text:p>0.202534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51743" calcext:value-type="float">
            <text:p>0.051743</text:p>
          </table:table-cell>
          <table:table-cell office:value-type="float" office:value="1.050682E-016" calcext:value-type="float">
            <text:p>1.050682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.01" calcext:value-type="float">
            <text:p>4.01</text:p>
          </table:table-cell>
          <table:table-cell office:value-type="float" office:value="9.517934E-021" calcext:value-type="float">
            <text:p>9.517934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.01" calcext:value-type="float">
            <text:p>3.01</text:p>
          </table:table-cell>
          <table:table-cell office:value-type="float" office:value="-3648088" calcext:value-type="float">
            <text:p>-36480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.68" calcext:value-type="float">
            <text:p>11.68</text:p>
          </table:table-cell>
          <table:table-cell office:value-type="float" office:value="2.406057E-018" calcext:value-type="float">
            <text:p>2.406057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-7200" calcext:value-type="float">
            <text:p>-7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10001" calcext:value-type="float">
            <text:p>10001</text:p>
          </table:table-cell>
          <table:table-cell office:value-type="float" office:value="5000" calcext:value-type="float">
            <text:p>5000</text:p>
          </table:table-cell>
          <table:table-cell office:value-type="float" office:value="225" calcext:value-type="float">
            <text:p>225</text:p>
          </table:table-cell>
          <table:table-cell office:value-type="float" office:value="717.61" calcext:value-type="float">
            <text:p>717.61</text:p>
          </table:table-cell>
          <table:table-cell office:value-type="float" office:value="-0.1604803" calcext:value-type="float">
            <text:p>-0.1604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15001" calcext:value-type="float">
            <text:p>15001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0.93" calcext:value-type="float">
            <text:p>10.93</text:p>
          </table:table-cell>
          <table:table-cell office:value-type="float" office:value="-0.01258248" calcext:value-type="float">
            <text:p>-0.01258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0.81" calcext:value-type="float">
            <text:p>0.81</text:p>
          </table:table-cell>
          <table:table-cell office:value-type="float" office:value="-0.0000000000004509156" calcext:value-type="float">
            <text:p>-4.509156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2419923" calcext:value-type="float">
            <text:p>2.41992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9510216" calcext:value-type="float">
            <text:p>9.51021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08333333" calcext:value-type="float">
            <text:p>0.08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6.593299" calcext:value-type="float">
            <text:p>6.593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office:value-type="float" office:value="4.6237E-020" calcext:value-type="float">
            <text:p>4.6237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-44.00001" calcext:value-type="float">
            <text:p>-44.0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52.18908" calcext:value-type="float">
            <text:p>52.18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589" calcext:value-type="float">
            <text:p>589</text:p>
          </table:table-cell>
          <table:table-cell office:value-type="float" office:value="782" calcext:value-type="float">
            <text:p>782</text:p>
          </table:table-cell>
          <table:table-cell office:value-type="float" office:value="74" calcext:value-type="float">
            <text:p>74</text:p>
          </table:table-cell>
          <table:table-cell office:value-type="float" office:value="2.66" calcext:value-type="float">
            <text:p>2.66</text:p>
          </table:table-cell>
          <table:table-cell office:value-type="float" office:value="181.573" calcext:value-type="float">
            <text:p>181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6.04" calcext:value-type="float">
            <text:p>16.04</text:p>
          </table:table-cell>
          <table:table-cell office:value-type="float" office:value="4.615502E-020" calcext:value-type="float">
            <text:p>4.61550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sin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.3" calcext:value-type="float">
            <text:p>27.3</text:p>
          </table:table-cell>
          <table:table-cell office:value-type="float" office:value="-9999" calcext:value-type="float">
            <text:p>-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urly1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0.2" calcext:value-type="float">
            <text:p>110.2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urly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0.38" calcext:value-type="float">
            <text:p>180.38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urly3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6.98" calcext:value-type="float">
            <text:p>266.98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5.4" calcext:value-type="float">
            <text:p>15.4</text:p>
          </table:table-cell>
          <table:table-cell office:value-type="float" office:value="4.615502E-020" calcext:value-type="float">
            <text:p>4.61550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.22" calcext:value-type="float">
            <text:p>3.22</text:p>
          </table:table-cell>
          <table:table-cell office:value-type="float" office:value="1.490633E-016" calcext:value-type="float">
            <text:p>1.490633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79.02" calcext:value-type="float">
            <text:p>1779.02</text:p>
          </table:table-cell>
          <table:table-cell office:value-type="float" office:value="-201986.2" calcext:value-type="float">
            <text:p>-20198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6309541" calcext:value-type="float">
            <text:p>6.30954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02068606" calcext:value-type="float">
            <text:p>2.06860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lp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eal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-1900.962" calcext:value-type="float">
            <text:p>-1900.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4" calcext:value-type="float">
            <text:p>0.04</text:p>
          </table:table-cell>
          <table:table-cell office:value-type="float" office:value="4.986912E-018" calcext:value-type="float">
            <text:p>4.986912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qua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4.26" calcext:value-type="float">
            <text:p>54.26</text:p>
          </table:table-cell>
          <table:table-cell office:value-type="float" office:value="0.00000000000616546" calcext:value-type="float">
            <text:p>6.16546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rosnb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-99901" calcext:value-type="float">
            <text:p>-999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4.63" calcext:value-type="float">
            <text:p>4.6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.56" calcext:value-type="float">
            <text:p>4.56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1.59" calcext:value-type="float">
            <text:p>1.59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1.56" calcext:value-type="float">
            <text:p>1.56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4" calcext:value-type="float">
            <text:p>4</text:p>
          </table:table-cell>
          <table:table-cell office:value-type="float" office:value="9998" calcext:value-type="float">
            <text:p>9998</text:p>
          </table:table-cell>
          <table:table-cell office:value-type="float" office:value="19" calcext:value-type="float">
            <text:p>19</text:p>
          </table:table-cell>
          <table:table-cell office:value-type="float" office:value="5.69" calcext:value-type="float">
            <text:p>5.69</text:p>
          </table:table-cell>
          <table:table-cell office:value-type="float" office:value="0.5356508" calcext:value-type="float">
            <text:p>0.5356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7.03" calcext:value-type="float">
            <text:p>7.03</text:p>
          </table:table-cell>
          <table:table-cell office:value-type="float" office:value="0.2728283" calcext:value-type="float">
            <text:p>0.2728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00008706233" calcext:value-type="float">
            <text:p>8.706233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0.35" calcext:value-type="float">
            <text:p>0.35</text:p>
          </table:table-cell>
          <table:table-cell office:value-type="float" office:value="-7129292" calcext:value-type="float">
            <text:p>-7129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720" calcext:value-type="float">
            <text:p>720</text:p>
          </table:table-cell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1.96" calcext:value-type="float">
            <text:p>1.96</text:p>
          </table:table-cell>
          <table:table-cell office:value-type="float" office:value="1046985" calcext:value-type="float">
            <text:p>1046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k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00003633797" calcext:value-type="float">
            <text:p>-3.63379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qp2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1" calcext:value-type="float">
            <text:p>10001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office:value-type="float" office:value="-4998.7" calcext:value-type="float">
            <text:p>-499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office:value-type="float" office:value="1.12" calcext:value-type="float">
            <text:p>1.12</text:p>
          </table:table-cell>
          <table:table-cell office:value-type="float" office:value="239.738" calcext:value-type="float">
            <text:p>239.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26" calcext:value-type="float">
            <text:p>0.26</text:p>
          </table:table-cell>
          <table:table-cell office:value-type="float" office:value="-0.00000002192938" calcext:value-type="float">
            <text:p>-2.19293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  <table:table-cell office:value-type="float" office:value="128.14" calcext:value-type="float">
            <text:p>128.14</text:p>
          </table:table-cell>
          <table:table-cell office:value-type="float" office:value="-0.00007308257" calcext:value-type="float">
            <text:p>-7.308257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94" calcext:value-type="float">
            <text:p>4.94</text:p>
          </table:table-cell>
          <table:table-cell office:value-type="float" office:value="1.379055E-021" calcext:value-type="float">
            <text:p>1.379055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16170600" calcext:value-type="float">
            <text:p>16170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0.28" calcext:value-type="float">
            <text:p>0.28</text:p>
          </table:table-cell>
          <table:table-cell office:value-type="float" office:value="16170600" calcext:value-type="float">
            <text:p>16170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0.13" calcext:value-type="float">
            <text:p>0.13</text:p>
          </table:table-cell>
          <table:table-cell office:value-type="float" office:value="337.7725" calcext:value-type="float">
            <text:p>337.7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c3</text:p>
          </table:table-cell>
          <table:table-cell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432" calcext:value-type="float">
            <text:p>432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3.32" calcext:value-type="float">
            <text:p>3.32</text:p>
          </table:table-cell>
          <table:table-cell office:value-type="float" office:value="16957.67" calcext:value-type="float">
            <text:p>1695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468" calcext:value-type="float">
            <text:p>468</text:p>
          </table:table-cell>
          <table:table-cell office:value-type="float" office:value="108" calcext:value-type="float">
            <text:p>108</text:p>
          </table:table-cell>
          <table:table-cell office:value-type="float" office:value="282" calcext:value-type="float">
            <text:p>282</text:p>
          </table:table-cell>
          <table:table-cell office:value-type="float" office:value="49.87" calcext:value-type="float">
            <text:p>49.87</text:p>
          </table:table-cell>
          <table:table-cell office:value-type="float" office:value="9075.855" calcext:value-type="float">
            <text:p>9075.8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540" calcext:value-type="float">
            <text:p>54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468" calcext:value-type="float">
            <text:p>468</text:p>
          </table:table-cell>
          <table:table-cell office:value-type="float" office:value="108" calcext:value-type="float">
            <text:p>108</text:p>
          </table:table-cell>
          <table:table-cell office:value-type="float" office:value="452" calcext:value-type="float">
            <text:p>452</text:p>
          </table:table-cell>
          <table:table-cell office:value-type="float" office:value="94.76" calcext:value-type="float">
            <text:p>94.76</text:p>
          </table:table-cell>
          <table:table-cell office:value-type="float" office:value="9030.082" calcext:value-type="float">
            <text:p>9030.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540" calcext:value-type="float">
            <text:p>540</text:p>
          </table:table-cell>
          <table:table-cell office:value-type="float" office:value="126" calcext:value-type="float">
            <text:p>126</text:p>
          </table:table-cell>
          <table:table-cell office:value-type="float" office:value="220" calcext:value-type="float">
            <text:p>220</text:p>
          </table:table-cell>
          <table:table-cell office:value-type="float" office:value="132.04" calcext:value-type="float">
            <text:p>132.04</text:p>
          </table:table-cell>
          <table:table-cell office:value-type="float" office:value="27459.16" calcext:value-type="float">
            <text:p>2745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f</text:p>
          </table:table-cell>
          <table:table-cell office:value-type="float" office:value="468" calcext:value-type="float">
            <text:p>46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540" calcext:value-type="float">
            <text:p>540</text:p>
          </table:table-cell>
          <table:table-cell office:value-type="float" office:value="126" calcext:value-type="float">
            <text:p>126</text:p>
          </table:table-cell>
          <table:table-cell office:value-type="float" office:value="223" calcext:value-type="float">
            <text:p>223</text:p>
          </table:table-cell>
          <table:table-cell office:value-type="float" office:value="60.87" calcext:value-type="float">
            <text:p>60.87</text:p>
          </table:table-cell>
          <table:table-cell office:value-type="float" office:value="27420.93" calcext:value-type="float">
            <text:p>2742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si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6666667" calcext:value-type="float">
            <text:p>0.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anberg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35.96" calcext:value-type="float">
            <text:p>35.96</text:p>
          </table:table-cell>
          <table:table-cell office:value-type="float" office:value="8361.423" calcext:value-type="float">
            <text:p>8361.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.09</text:p>
          </table:table-cell>
          <table:table-cell office:value-type="float" office:value="0.06786018" calcext:value-type="float">
            <text:p>0.06786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hes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7592844" calcext:value-type="float">
            <text:p>0.7592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7.33" calcext:value-type="float">
            <text:p>7.33</text:p>
          </table:table-cell>
          <table:table-cell office:value-type="float" office:value="0.6490421" calcext:value-type="float">
            <text:p>0.6490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175.472" calcext:value-type="float">
            <text:p>1175.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2" calcext:value-type="float">
            <text:p>10002</text:p>
          </table:table-cell>
          <table:table-cell office:value-type="float" office:value="81" calcext:value-type="float">
            <text:p>81</text:p>
          </table:table-cell>
          <table:table-cell office:value-type="float" office:value="428.39" calcext:value-type="float">
            <text:p>428.39</text:p>
          </table:table-cell>
          <table:table-cell office:value-type="float" office:value="3.103384" calcext:value-type="float">
            <text:p>3.103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2" calcext:value-type="float">
            <text:p>10002</text:p>
          </table:table-cell>
          <table:table-cell office:value-type="float" office:value="92" calcext:value-type="float">
            <text:p>92</text:p>
          </table:table-cell>
          <table:table-cell office:value-type="float" office:value="538.31" calcext:value-type="float">
            <text:p>538.31</text:p>
          </table:table-cell>
          <table:table-cell office:value-type="float" office:value="12.36996" calcext:value-type="float">
            <text:p>12.36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3" calcext:value-type="float">
            <text:p>1.93</text:p>
          </table:table-cell>
          <table:table-cell office:value-type="float" office:value="9.993144E-019" calcext:value-type="float">
            <text:p>9.993144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office:value-type="float" office:value="9.06" calcext:value-type="float">
            <text:p>9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y-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5.326753E-022" calcext:value-type="float">
            <text:p>5.326753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343" calcext:value-type="float">
            <text:p>343</text:p>
          </table:table-cell>
          <table:table-cell office:value-type="float" office:value="313" calcext:value-type="float">
            <text:p>313</text:p>
          </table:table-cell>
          <table:table-cell office:value-type="float" office:value="346" calcext:value-type="float">
            <text:p>346</text:p>
          </table:table-cell>
          <table:table-cell office:value-type="float" office:value="32.84" calcext:value-type="float">
            <text:p>32.84</text:p>
          </table:table-cell>
          <table:table-cell office:value-type="float" office:value="-1.006758" calcext:value-type="float">
            <text:p>-1.0067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oba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.508652" calcext:value-type="float">
            <text:p>1.5086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h1</text:p>
          </table:table-cell>
          <table:table-cell office:value-type="float" office:value="17997" calcext:value-type="float">
            <text:p>17997</text:p>
          </table:table-cell>
          <table:table-cell office:value-type="float" office:value="12000" calcext:value-type="float">
            <text:p>12000</text:p>
          </table:table-cell>
          <table:table-cell office:value-type="float" office:value="35" calcext:value-type="float">
            <text:p>35</text:p>
          </table:table-cell>
          <table:table-cell office:value-type="float" office:value="25.56" calcext:value-type="float">
            <text:p>25.56</text:p>
          </table:table-cell>
          <table:table-cell office:value-type="float" office:value="1.116001" calcext:value-type="float">
            <text:p>1.116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h5</text:p>
          </table:table-cell>
          <table:table-cell office:value-type="float" office:value="19997" calcext:value-type="float">
            <text:p>19997</text:p>
          </table:table-cell>
          <table:table-cell office:value-type="float" office:value="14000" calcext:value-type="float">
            <text:p>14000</text:p>
          </table:table-cell>
          <table:table-cell office:value-type="float" office:value="285" calcext:value-type="float">
            <text:p>285</text:p>
          </table:table-cell>
          <table:table-cell office:value-type="float" office:value="801.69" calcext:value-type="float">
            <text:p>801.69</text:p>
          </table:table-cell>
          <table:table-cell office:value-type="float" office:value="1.116001" calcext:value-type="float">
            <text:p>1.116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3.26" calcext:value-type="float">
            <text:p>3.26</text:p>
          </table:table-cell>
          <table:table-cell office:value-type="float" office:value="0.0000000000000560553" calcext:value-type="float">
            <text:p>5.60553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3.25" calcext:value-type="float">
            <text:p>3.25</text:p>
          </table:table-cell>
          <table:table-cell office:value-type="float" office:value="0.0000000000000560553" calcext:value-type="float">
            <text:p>5.60553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4.53" calcext:value-type="float">
            <text:p>4.53</text:p>
          </table:table-cell>
          <table:table-cell office:value-type="float" office:value="0.0000000000000221149" calcext:value-type="float">
            <text:p>2.21149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0000003787218" calcext:value-type="float">
            <text:p>3.787218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1.071671E-020" calcext:value-type="float">
            <text:p>1.071671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0000009158552" calcext:value-type="float">
            <text:p>9.158552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mfl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6.05" calcext:value-type="float">
            <text:p>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.24" calcext:value-type="float">
            <text:p>11.24</text:p>
          </table:table-cell>
          <table:table-cell office:value-type="float" office:value="4.473711E-022" calcext:value-type="float">
            <text:p>4.473711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202" calcext:value-type="float">
            <text:p>202</text:p>
          </table:table-cell>
          <table:table-cell office:value-type="float" office:value="12.12" calcext:value-type="float">
            <text:p>12.12</text:p>
          </table:table-cell>
          <table:table-cell office:value-type="float" office:value="197.7046" calcext:value-type="float">
            <text:p>197.7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000006669721" calcext:value-type="float">
            <text:p>6.66972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000006669721" calcext:value-type="float">
            <text:p>6.66972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8.2" calcext:value-type="float">
            <text:p>-1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1.140915E-015" calcext:value-type="float">
            <text:p>1.140915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cevic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-4.125" calcext:value-type="float">
            <text:p>-4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cevic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97.30945" calcext:value-type="float">
            <text:p>97.309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cevic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7.557508" calcext:value-type="float">
            <text:p>7.557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.07" calcext:value-type="float">
            <text:p>0.07</text:p>
          </table:table-cell>
          <table:table-cell office:value-type="float" office:value="3.161735" calcext:value-type="float">
            <text:p>3.1617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78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5:51:00.346431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3T18:00:17.667052969</meta:creation-date>
    <meta:generator>LibreOffice/6.0.7.3$Linux_X86_64 LibreOffice_project/00m0$Build-3</meta:generator>
    <dc:date>2023-11-14T13:03:18.399286462</dc:date>
    <meta:editing-duration>PT3H20M</meta:editing-duration>
    <meta:editing-cycles>59</meta:editing-cycles>
    <meta:document-statistic meta:table-count="1" meta:cell-count="4321" meta:object-count="0"/>
  </office:meta>
</office:document-meta>
</file>